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31mm"/>
    </style:style>
    <style:style style:name="co2" style:family="table-column">
      <style:table-column-properties fo:break-before="auto" style:column-width="23.04mm"/>
    </style:style>
    <style:style style:name="co3" style:family="table-column">
      <style:table-column-properties fo:break-before="auto" style:column-width="77.72mm"/>
    </style:style>
    <style:style style:name="co4" style:family="table-column">
      <style:table-column-properties fo:break-before="auto" style:column-width="86.36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116.88mm"/>
    </style:style>
    <style:style style:name="co7" style:family="table-column">
      <style:table-column-properties fo:break-before="auto" style:column-width="173.3mm"/>
    </style:style>
    <style:style style:name="co8" style:family="table-column">
      <style:table-column-properties fo:break-before="auto" style:column-width="15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N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-bottom="0.35mm" fo:padding-left="0.35mm" fo:padding-right="1.5mm" fo:padding-top="0.35mm"/>
    </style:style>
    <style:style style:name="ce5" style:family="table-cell" style:parent-style-name="Default">
      <style:text-properties style:font-name="Calibri"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 – include</text:p>
          </table:table-cell>
          <table:table-cell table:style-name="ce1" office:value-type="string" calcext:value-type="string">
            <text:p>Indexed</text:p>
          </table:table-cell>
          <table:table-cell table:style-name="ce2"/>
          <table:table-cell/>
          <table:table-cell table:style-name="ce3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0 connection_type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2]; SEARCH(&quot; &quot;;[.A2])+1; LEN([.A2]))" office:value-type="string" office:string-value="connection_type" calcext:value-type="string">
            <text:p>connection_typ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]));[.E2]&amp;&quot; = ndb.&quot;&amp;[.F2]&amp;&quot;()&quot;;&quot;&quot;)">
            <text:p/>
          </table:table-cell>
          <table:table-cell table:formula="of:=IF(NOT(ISBLANK([.B2]));[.E2]&amp;&quot;=&quot;&amp;IF([.F2]=&quot;IntegerProperty&quot;;&quot;int(&quot;&amp;[.E2]&amp;&quot;)&quot;;[.E2])&amp;&quot;,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5" table:formula="of:=IF(NOT(ISBLANK([.B2]));[.E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session_id</text:p>
          </table:table-cell>
          <table:table-cell table:number-columns-repeated="2"/>
          <table:table-cell table:style-name="ce2" office:value-type="string" calcext:value-type="string">
            <text:p>18-e1e2459e-fb074e5c-3f18cc7a-51ddaa01</text:p>
          </table:table-cell>
          <table:table-cell table:formula="of:=MID([.A3]; SEARCH(&quot; &quot;;[.A3])+1; LEN([.A3]))" office:value-type="string" office:string-value="session_id" calcext:value-type="string">
            <text:p>session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]));[.E3]&amp;&quot; = ndb.&quot;&amp;[.F3]&amp;&quot;()&quot;;&quot;&quot;)">
            <text:p/>
          </table:table-cell>
          <table:table-cell table:formula="of:=IF(NOT(ISBLANK([.B3]));[.E3]&amp;&quot;=&quot;&amp;IF([.F3]=&quot;IntegerProperty&quot;;&quot;int(&quot;&amp;[.E3]&amp;&quot;)&quot;;[.E3])&amp;&quot;,&quot;;&quot;&quot;)">
            <text:p/>
          </table:table-cell>
          <table:table-cell office:value-type="float" office:value="1" calcext:value-type="float">
            <text:p>1</text:p>
          </table:table-cell>
          <table:table-cell table:style-name="ce5" table:formula="of:=IF(NOT(ISBLANK([.B3]));[.E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 release_caus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formula="of:=MID([.A4]; SEARCH(&quot; &quot;;[.A4])+1; LEN([.A4]))" office:value-type="string" office:string-value="release_cause" calcext:value-type="string">
            <text:p>release_caus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]));[.E4]&amp;&quot; = ndb.&quot;&amp;[.F4]&amp;&quot;()&quot;;&quot;&quot;)" office:value-type="string" office:string-value="release_cause = ndb.IntegerProperty()" calcext:value-type="string">
            <text:p>release_cause = ndb.IntegerProperty()</text:p>
          </table:table-cell>
          <table:table-cell table:formula="of:=IF(NOT(ISBLANK([.B4]));[.E4]&amp;&quot;=&quot;&amp;IF([.F4]=&quot;IntegerProperty&quot;;&quot;int(&quot;&amp;[.E4]&amp;&quot;)&quot;;[.E4])&amp;&quot;,&quot;;&quot;&quot;)" office:value-type="string" office:string-value="release_cause=int(release_cause)," calcext:value-type="string">
            <text:p>release_cause=int(release_cause),</text:p>
          </table:table-cell>
          <table:table-cell office:value-type="float" office:value="2" calcext:value-type="float">
            <text:p>2</text:p>
          </table:table-cell>
          <table:table-cell table:style-name="ce5" table:formula="of:=IF(NOT(ISBLANK([.B4]));[.E4];&quot;_&quot;)&amp;&quot;,&quot;" office:value-type="string" office:string-value="release_cause," calcext:value-type="string">
            <text:p>release_caus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 start_time_of_dat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.45471314039679E+015" calcext:value-type="float">
            <text:p>1.45471314039679E+015</text:p>
          </table:table-cell>
          <table:table-cell table:formula="of:=MID([.A5]; SEARCH(&quot; &quot;;[.A5])+1; LEN([.A5]))" office:value-type="string" office:string-value="start_time_of_date" calcext:value-type="string">
            <text:p>start_time_of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]));[.E5]&amp;&quot; = ndb.&quot;&amp;[.F5]&amp;&quot;()&quot;;&quot;&quot;)" office:value-type="string" office:string-value="start_time_of_date = ndb.IntegerProperty()" calcext:value-type="string">
            <text:p>start_time_of_date = ndb.IntegerProperty()</text:p>
          </table:table-cell>
          <table:table-cell table:formula="of:=IF(NOT(ISBLANK([.B5]));[.E5]&amp;&quot;=&quot;&amp;IF([.F5]=&quot;IntegerProperty&quot;;&quot;int(&quot;&amp;[.E5]&amp;&quot;)&quot;;[.E5])&amp;&quot;,&quot;;&quot;&quot;)" office:value-type="string" office:string-value="start_time_of_date=int(start_time_of_date)," calcext:value-type="string">
            <text:p>start_time_of_date=int(start_time_of_date),</text:p>
          </table:table-cell>
          <table:table-cell office:value-type="float" office:value="3" calcext:value-type="float">
            <text:p>3</text:p>
          </table:table-cell>
          <table:table-cell table:style-name="ce5" table:formula="of:=IF(NOT(ISBLANK([.B5]));[.E5];&quot;_&quot;)&amp;&quot;,&quot;" office:value-type="string" office:string-value="start_time_of_date," calcext:value-type="string">
            <text:p>start_time_of_dat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 answer_time_of_dat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6]; SEARCH(&quot; &quot;;[.A6])+1; LEN([.A6]))" office:value-type="string" office:string-value="answer_time_of_date" calcext:value-type="string">
            <text:p>answer_time_of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]));[.E6]&amp;&quot; = ndb.&quot;&amp;[.F6]&amp;&quot;()&quot;;&quot;&quot;)" office:value-type="string" office:string-value="answer_time_of_date = ndb.IntegerProperty()" calcext:value-type="string">
            <text:p>answer_time_of_date = ndb.IntegerProperty()</text:p>
          </table:table-cell>
          <table:table-cell table:formula="of:=IF(NOT(ISBLANK([.B6]));[.E6]&amp;&quot;=&quot;&amp;IF([.F6]=&quot;IntegerProperty&quot;;&quot;int(&quot;&amp;[.E6]&amp;&quot;)&quot;;[.E6])&amp;&quot;,&quot;;&quot;&quot;)" office:value-type="string" office:string-value="answer_time_of_date=int(answer_time_of_date)," calcext:value-type="string">
            <text:p>answer_time_of_date=int(answer_time_of_date),</text:p>
          </table:table-cell>
          <table:table-cell office:value-type="float" office:value="4" calcext:value-type="float">
            <text:p>4</text:p>
          </table:table-cell>
          <table:table-cell table:style-name="ce5" table:formula="of:=IF(NOT(ISBLANK([.B6]));[.E6];&quot;_&quot;)&amp;&quot;,&quot;" office:value-type="string" office:string-value="answer_time_of_date," calcext:value-type="string">
            <text:p>answer_time_of_dat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 release_tod</text:p>
          </table:table-cell>
          <table:table-cell table:number-columns-repeated="2"/>
          <table:table-cell table:style-name="ce2" office:value-type="float" office:value="1.45471320016485E+015" calcext:value-type="float">
            <text:p>1.45471320016485E+015</text:p>
          </table:table-cell>
          <table:table-cell table:formula="of:=MID([.A7]; SEARCH(&quot; &quot;;[.A7])+1; LEN([.A7]))" office:value-type="string" office:string-value="release_tod" calcext:value-type="string">
            <text:p>release_t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]));[.E7]&amp;&quot; = ndb.&quot;&amp;[.F7]&amp;&quot;()&quot;;&quot;&quot;)">
            <text:p/>
          </table:table-cell>
          <table:table-cell table:formula="of:=IF(NOT(ISBLANK([.B7]));[.E7]&amp;&quot;=&quot;&amp;IF([.F7]=&quot;IntegerProperty&quot;;&quot;int(&quot;&amp;[.E7]&amp;&quot;)&quot;;[.E7])&amp;&quot;,&quot;;&quot;&quot;)">
            <text:p/>
          </table:table-cell>
          <table:table-cell office:value-type="float" office:value="5" calcext:value-type="float">
            <text:p>5</text:p>
          </table:table-cell>
          <table:table-cell table:style-name="ce5" table:formula="of:=IF(NOT(ISBLANK([.B7]));[.E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 minutes_west_of_greenwich_mean_time</text:p>
          </table:table-cell>
          <table:table-cell table:number-columns-repeated="2"/>
          <table:table-cell table:style-name="ce2" office:value-type="float" office:value="480" calcext:value-type="float">
            <text:p>480</text:p>
          </table:table-cell>
          <table:table-cell table:formula="of:=MID([.A8]; SEARCH(&quot; &quot;;[.A8])+1; LEN([.A8]))" office:value-type="string" office:string-value="minutes_west_of_greenwich_mean_time" calcext:value-type="string">
            <text:p>minutes_west_of_greenwich_mean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]));[.E8]&amp;&quot; = ndb.&quot;&amp;[.F8]&amp;&quot;()&quot;;&quot;&quot;)">
            <text:p/>
          </table:table-cell>
          <table:table-cell table:formula="of:=IF(NOT(ISBLANK([.B8]));[.E8]&amp;&quot;=&quot;&amp;IF([.F8]=&quot;IntegerProperty&quot;;&quot;int(&quot;&amp;[.E8]&amp;&quot;)&quot;;[.E8])&amp;&quot;,&quot;;&quot;&quot;)">
            <text:p/>
          </table:table-cell>
          <table:table-cell office:value-type="float" office:value="6" calcext:value-type="float">
            <text:p>6</text:p>
          </table:table-cell>
          <table:table-cell table:style-name="ce5" table:formula="of:=IF(NOT(ISBLANK([.B8]));[.E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 release_cause_from_protocol_stack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503:Service Unavailable</text:p>
          </table:table-cell>
          <table:table-cell table:formula="of:=MID([.A9]; SEARCH(&quot; &quot;;[.A9])+1; LEN([.A9]))" office:value-type="string" office:string-value="release_cause_from_protocol_stack" calcext:value-type="string">
            <text:p>release_cause_from_protocol_stack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]));[.E9]&amp;&quot; = ndb.&quot;&amp;[.F9]&amp;&quot;()&quot;;&quot;&quot;)" office:value-type="string" office:string-value="release_cause_from_protocol_stack = ndb.StringProperty()" calcext:value-type="string">
            <text:p>release_cause_from_protocol_stack = ndb.StringProperty()</text:p>
          </table:table-cell>
          <table:table-cell table:formula="of:=IF(NOT(ISBLANK([.B9]));[.E9]&amp;&quot;=&quot;&amp;IF([.F9]=&quot;IntegerProperty&quot;;&quot;int(&quot;&amp;[.E9]&amp;&quot;)&quot;;[.E9])&amp;&quot;,&quot;;&quot;&quot;)" office:value-type="string" office:string-value="release_cause_from_protocol_stack=release_cause_from_protocol_stack," calcext:value-type="string">
            <text:p>release_cause_from_protocol_stack=release_cause_from_protocol_stack,</text:p>
          </table:table-cell>
          <table:table-cell office:value-type="float" office:value="7" calcext:value-type="float">
            <text:p>7</text:p>
          </table:table-cell>
          <table:table-cell table:style-name="ce5" table:formula="of:=IF(NOT(ISBLANK([.B9]));[.E9];&quot;_&quot;)&amp;&quot;,&quot;" office:value-type="string" office:string-value="release_cause_from_protocol_stack," calcext:value-type="string">
            <text:p>release_cause_from_protocol_stack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 binary_value_of_release_cause_from_protocol_stack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487:Request Terminated</text:p>
          </table:table-cell>
          <table:table-cell table:formula="of:=MID([.A10]; SEARCH(&quot; &quot;;[.A10])+1; LEN([.A10]))" office:value-type="string" office:string-value="binary_value_of_release_cause_from_protocol_stack" calcext:value-type="string">
            <text:p>binary_value_of_release_cause_from_protocol_stack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]));[.E10]&amp;&quot; = ndb.&quot;&amp;[.F10]&amp;&quot;()&quot;;&quot;&quot;)" office:value-type="string" office:string-value="binary_value_of_release_cause_from_protocol_stack = ndb.StringProperty()" calcext:value-type="string">
            <text:p>binary_value_of_release_cause_from_protocol_stack = ndb.StringProperty()</text:p>
          </table:table-cell>
          <table:table-cell table:formula="of:=IF(NOT(ISBLANK([.B10]));[.E10]&amp;&quot;=&quot;&amp;IF([.F10]=&quot;IntegerProperty&quot;;&quot;int(&quot;&amp;[.E10]&amp;&quot;)&quot;;[.E10])&amp;&quot;,&quot;;&quot;&quot;)" office:value-type="string" office:string-value="binary_value_of_release_cause_from_protocol_stack=binary_value_of_release_cause_from_protocol_stack," calcext:value-type="string">
            <text:p>binary_value_of_release_cause_from_protocol_stack=binary_value_of_release_cause_from_protocol_stack,</text:p>
          </table:table-cell>
          <table:table-cell office:value-type="float" office:value="8" calcext:value-type="float">
            <text:p>8</text:p>
          </table:table-cell>
          <table:table-cell table:style-name="ce5" table:formula="of:=IF(NOT(ISBLANK([.B10]));[.E10];&quot;_&quot;)&amp;&quot;,&quot;" office:value-type="string" office:string-value="binary_value_of_release_cause_from_protocol_stack," calcext:value-type="string">
            <text:p>binary_value_of_release_cause_from_protocol_stack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 first_release_dialogue</text:p>
          </table:table-cell>
          <table:table-cell table:number-columns-repeated="2"/>
          <table:table-cell table:style-name="ce2" office:value-type="string" calcext:value-type="string">
            <text:p>T</text:p>
          </table:table-cell>
          <table:table-cell table:formula="of:=MID([.A11]; SEARCH(&quot; &quot;;[.A11])+1; LEN([.A11]))" office:value-type="string" office:string-value="first_release_dialogue" calcext:value-type="string">
            <text:p>first_release_dialogu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1]));[.E11]&amp;&quot; = ndb.&quot;&amp;[.F11]&amp;&quot;()&quot;;&quot;&quot;)">
            <text:p/>
          </table:table-cell>
          <table:table-cell table:formula="of:=IF(NOT(ISBLANK([.B11]));[.E11]&amp;&quot;=&quot;&amp;IF([.F11]=&quot;IntegerProperty&quot;;&quot;int(&quot;&amp;[.E11]&amp;&quot;)&quot;;[.E11])&amp;&quot;,&quot;;&quot;&quot;)">
            <text:p/>
          </table:table-cell>
          <table:table-cell office:value-type="float" office:value="9" calcext:value-type="float">
            <text:p>9</text:p>
          </table:table-cell>
          <table:table-cell table:style-name="ce5" table:formula="of:=IF(NOT(ISBLANK([.B11]));[.E1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 trunk_id_originati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 Proxy3</text:p>
          </table:table-cell>
          <table:table-cell table:formula="of:=MID([.A12]; SEARCH(&quot; &quot;;[.A12])+1; LEN([.A12]))" office:value-type="string" office:string-value="trunk_id_origination" calcext:value-type="string">
            <text:p>trunk_id_orig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]));[.E12]&amp;&quot; = ndb.&quot;&amp;[.F12]&amp;&quot;()&quot;;&quot;&quot;)" office:value-type="string" office:string-value="trunk_id_origination = ndb.StringProperty()" calcext:value-type="string">
            <text:p>trunk_id_origination = ndb.StringProperty()</text:p>
          </table:table-cell>
          <table:table-cell table:formula="of:=IF(NOT(ISBLANK([.B12]));[.E12]&amp;&quot;=&quot;&amp;IF([.F12]=&quot;IntegerProperty&quot;;&quot;int(&quot;&amp;[.E12]&amp;&quot;)&quot;;[.E12])&amp;&quot;,&quot;;&quot;&quot;)" office:value-type="string" office:string-value="trunk_id_origination=trunk_id_origination," calcext:value-type="string">
            <text:p>trunk_id_origination=trunk_id_origination,</text:p>
          </table:table-cell>
          <table:table-cell office:value-type="float" office:value="10" calcext:value-type="float">
            <text:p>10</text:p>
          </table:table-cell>
          <table:table-cell table:style-name="ce5" table:formula="of:=IF(NOT(ISBLANK([.B12]));[.E12];&quot;_&quot;)&amp;&quot;,&quot;" office:value-type="string" office:string-value="trunk_id_origination," calcext:value-type="string">
            <text:p>trunk_id_origination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 voip_protocol_origination</text:p>
          </table:table-cell>
          <table:table-cell table:number-columns-repeated="2"/>
          <table:table-cell table:style-name="ce2" office:value-type="string" calcext:value-type="string">
            <text:p>SIP</text:p>
          </table:table-cell>
          <table:table-cell table:formula="of:=MID([.A13]; SEARCH(&quot; &quot;;[.A13])+1; LEN([.A13]))" office:value-type="string" office:string-value="voip_protocol_origination" calcext:value-type="string">
            <text:p>voip_protocol_orig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3]));[.E13]&amp;&quot; = ndb.&quot;&amp;[.F13]&amp;&quot;()&quot;;&quot;&quot;)">
            <text:p/>
          </table:table-cell>
          <table:table-cell table:formula="of:=IF(NOT(ISBLANK([.B13]));[.E13]&amp;&quot;=&quot;&amp;IF([.F13]=&quot;IntegerProperty&quot;;&quot;int(&quot;&amp;[.E13]&amp;&quot;)&quot;;[.E13])&amp;&quot;,&quot;;&quot;&quot;)">
            <text:p/>
          </table:table-cell>
          <table:table-cell office:value-type="float" office:value="11" calcext:value-type="float">
            <text:p>11</text:p>
          </table:table-cell>
          <table:table-cell table:style-name="ce5" table:formula="of:=IF(NOT(ISBLANK([.B13]));[.E1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 origination_source_number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6263334444" calcext:value-type="float">
            <text:p>6263334444</text:p>
          </table:table-cell>
          <table:table-cell table:formula="of:=MID([.A14]; SEARCH(&quot; &quot;;[.A14])+1; LEN([.A14]))" office:value-type="string" office:string-value="origination_source_number" calcext:value-type="string">
            <text:p>origination_source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4]));[.E14]&amp;&quot; = ndb.&quot;&amp;[.F14]&amp;&quot;()&quot;;&quot;&quot;)" office:value-type="string" office:string-value="origination_source_number = ndb.IntegerProperty()" calcext:value-type="string">
            <text:p>origination_source_number = ndb.IntegerProperty()</text:p>
          </table:table-cell>
          <table:table-cell table:formula="of:=IF(NOT(ISBLANK([.B14]));[.E14]&amp;&quot;=&quot;&amp;IF([.F14]=&quot;IntegerProperty&quot;;&quot;int(&quot;&amp;[.E14]&amp;&quot;)&quot;;[.E14])&amp;&quot;,&quot;;&quot;&quot;)" office:value-type="string" office:string-value="origination_source_number=int(origination_source_number)," calcext:value-type="string">
            <text:p>origination_source_number=int(origination_source_number),</text:p>
          </table:table-cell>
          <table:table-cell office:value-type="float" office:value="12" calcext:value-type="float">
            <text:p>12</text:p>
          </table:table-cell>
          <table:table-cell table:style-name="ce5" table:formula="of:=IF(NOT(ISBLANK([.B14]));[.E14];&quot;_&quot;)&amp;&quot;,&quot;" office:value-type="string" office:string-value="origination_source_number," calcext:value-type="string">
            <text:p>origination_source_number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 origination_source_host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108.166.175.145</text:p>
          </table:table-cell>
          <table:table-cell table:formula="of:=MID([.A15]; SEARCH(&quot; &quot;;[.A15])+1; LEN([.A15]))" office:value-type="string" office:string-value="origination_source_host_name" calcext:value-type="string">
            <text:p>origination_source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5]));[.E15]&amp;&quot; = ndb.&quot;&amp;[.F15]&amp;&quot;()&quot;;&quot;&quot;)" office:value-type="string" office:string-value="origination_source_host_name = ndb.StringProperty()" calcext:value-type="string">
            <text:p>origination_source_host_name = ndb.StringProperty()</text:p>
          </table:table-cell>
          <table:table-cell table:formula="of:=IF(NOT(ISBLANK([.B15]));[.E15]&amp;&quot;=&quot;&amp;IF([.F15]=&quot;IntegerProperty&quot;;&quot;int(&quot;&amp;[.E15]&amp;&quot;)&quot;;[.E15])&amp;&quot;,&quot;;&quot;&quot;)" office:value-type="string" office:string-value="origination_source_host_name=origination_source_host_name," calcext:value-type="string">
            <text:p>origination_source_host_name=origination_source_host_name,</text:p>
          </table:table-cell>
          <table:table-cell office:value-type="float" office:value="13" calcext:value-type="float">
            <text:p>13</text:p>
          </table:table-cell>
          <table:table-cell table:style-name="ce5" table:formula="of:=IF(NOT(ISBLANK([.B15]));[.E15];&quot;_&quot;)&amp;&quot;,&quot;" office:value-type="string" office:string-value="origination_source_host_name," calcext:value-type="string">
            <text:p>origination_source_host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 origination_destination_number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6267933411" calcext:value-type="float">
            <text:p>16267933411</text:p>
          </table:table-cell>
          <table:table-cell table:formula="of:=MID([.A16]; SEARCH(&quot; &quot;;[.A16])+1; LEN([.A16]))" office:value-type="string" office:string-value="origination_destination_number" calcext:value-type="string">
            <text:p>origination_destination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6]));[.E16]&amp;&quot; = ndb.&quot;&amp;[.F16]&amp;&quot;()&quot;;&quot;&quot;)" office:value-type="string" office:string-value="origination_destination_number = ndb.IntegerProperty()" calcext:value-type="string">
            <text:p>origination_destination_number = ndb.IntegerProperty()</text:p>
          </table:table-cell>
          <table:table-cell table:formula="of:=IF(NOT(ISBLANK([.B16]));[.E16]&amp;&quot;=&quot;&amp;IF([.F16]=&quot;IntegerProperty&quot;;&quot;int(&quot;&amp;[.E16]&amp;&quot;)&quot;;[.E16])&amp;&quot;,&quot;;&quot;&quot;)" office:value-type="string" office:string-value="origination_destination_number=int(origination_destination_number)," calcext:value-type="string">
            <text:p>origination_destination_number=int(origination_destination_number),</text:p>
          </table:table-cell>
          <table:table-cell office:value-type="float" office:value="14" calcext:value-type="float">
            <text:p>14</text:p>
          </table:table-cell>
          <table:table-cell table:style-name="ce5" table:formula="of:=IF(NOT(ISBLANK([.B16]));[.E16];&quot;_&quot;)&amp;&quot;,&quot;" office:value-type="string" office:string-value="origination_destination_number," calcext:value-type="string">
            <text:p>origination_destination_number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 origination_destination_host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158.69.226.225</text:p>
          </table:table-cell>
          <table:table-cell table:formula="of:=MID([.A17]; SEARCH(&quot; &quot;;[.A17])+1; LEN([.A17]))" office:value-type="string" office:string-value="origination_destination_host_name" calcext:value-type="string">
            <text:p>origination_destination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7]));[.E17]&amp;&quot; = ndb.&quot;&amp;[.F17]&amp;&quot;()&quot;;&quot;&quot;)" office:value-type="string" office:string-value="origination_destination_host_name = ndb.StringProperty()" calcext:value-type="string">
            <text:p>origination_destination_host_name = ndb.StringProperty()</text:p>
          </table:table-cell>
          <table:table-cell table:formula="of:=IF(NOT(ISBLANK([.B17]));[.E17]&amp;&quot;=&quot;&amp;IF([.F17]=&quot;IntegerProperty&quot;;&quot;int(&quot;&amp;[.E17]&amp;&quot;)&quot;;[.E17])&amp;&quot;,&quot;;&quot;&quot;)" office:value-type="string" office:string-value="origination_destination_host_name=origination_destination_host_name," calcext:value-type="string">
            <text:p>origination_destination_host_name=origination_destination_host_name,</text:p>
          </table:table-cell>
          <table:table-cell office:value-type="float" office:value="15" calcext:value-type="float">
            <text:p>15</text:p>
          </table:table-cell>
          <table:table-cell table:style-name="ce5" table:formula="of:=IF(NOT(ISBLANK([.B17]));[.E17];&quot;_&quot;)&amp;&quot;,&quot;" office:value-type="string" office:string-value="origination_destination_host_name," calcext:value-type="string">
            <text:p>origination_destination_host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 origination_call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0bd1efe55b4f94964aac93a76c1ae063@108.166.175.145</text:p>
          </table:table-cell>
          <table:table-cell table:formula="of:=MID([.A18]; SEARCH(&quot; &quot;;[.A18])+1; LEN([.A18]))" office:value-type="string" office:string-value="origination_call_id" calcext:value-type="string">
            <text:p>origination_call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8]));[.E18]&amp;&quot; = ndb.&quot;&amp;[.F18]&amp;&quot;()&quot;;&quot;&quot;)" office:value-type="string" office:string-value="origination_call_id = ndb.StringProperty()" calcext:value-type="string">
            <text:p>origination_call_id = ndb.StringProperty()</text:p>
          </table:table-cell>
          <table:table-cell table:formula="of:=IF(NOT(ISBLANK([.B18]));[.E18]&amp;&quot;=&quot;&amp;IF([.F18]=&quot;IntegerProperty&quot;;&quot;int(&quot;&amp;[.E18]&amp;&quot;)&quot;;[.E18])&amp;&quot;,&quot;;&quot;&quot;)" office:value-type="string" office:string-value="origination_call_id=origination_call_id," calcext:value-type="string">
            <text:p>origination_call_id=origination_call_id,</text:p>
          </table:table-cell>
          <table:table-cell office:value-type="float" office:value="16" calcext:value-type="float">
            <text:p>16</text:p>
          </table:table-cell>
          <table:table-cell table:style-name="ce5" table:formula="of:=IF(NOT(ISBLANK([.B18]));[.E18];&quot;_&quot;)&amp;&quot;,&quot;" office:value-type="string" office:string-value="origination_call_id," calcext:value-type="string">
            <text:p>origination_call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 origination_remote_payload_ip_address</text:p>
          </table:table-cell>
          <table:table-cell table:number-columns-repeated="2"/>
          <table:table-cell table:style-name="ce2" office:value-type="string" calcext:value-type="string">
            <text:p>108.166.175.145</text:p>
          </table:table-cell>
          <table:table-cell table:formula="of:=MID([.A19]; SEARCH(&quot; &quot;;[.A19])+1; LEN([.A19]))" office:value-type="string" office:string-value="origination_remote_payload_ip_address" calcext:value-type="string">
            <text:p>origination_remote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9]));[.E19]&amp;&quot; = ndb.&quot;&amp;[.F19]&amp;&quot;()&quot;;&quot;&quot;)">
            <text:p/>
          </table:table-cell>
          <table:table-cell table:formula="of:=IF(NOT(ISBLANK([.B19]));[.E19]&amp;&quot;=&quot;&amp;IF([.F19]=&quot;IntegerProperty&quot;;&quot;int(&quot;&amp;[.E19]&amp;&quot;)&quot;;[.E19])&amp;&quot;,&quot;;&quot;&quot;)">
            <text:p/>
          </table:table-cell>
          <table:table-cell office:value-type="float" office:value="17" calcext:value-type="float">
            <text:p>17</text:p>
          </table:table-cell>
          <table:table-cell table:style-name="ce5" table:formula="of:=IF(NOT(ISBLANK([.B19]));[.E1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 origination_remote_payload_udp_address</text:p>
          </table:table-cell>
          <table:table-cell table:number-columns-repeated="2"/>
          <table:table-cell table:style-name="ce2" office:value-type="float" office:value="22534" calcext:value-type="float">
            <text:p>22534</text:p>
          </table:table-cell>
          <table:table-cell table:formula="of:=MID([.A20]; SEARCH(&quot; &quot;;[.A20])+1; LEN([.A20]))" office:value-type="string" office:string-value="origination_remote_payload_udp_address" calcext:value-type="string">
            <text:p>origination_remote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0]));[.E20]&amp;&quot; = ndb.&quot;&amp;[.F20]&amp;&quot;()&quot;;&quot;&quot;)">
            <text:p/>
          </table:table-cell>
          <table:table-cell table:formula="of:=IF(NOT(ISBLANK([.B20]));[.E20]&amp;&quot;=&quot;&amp;IF([.F20]=&quot;IntegerProperty&quot;;&quot;int(&quot;&amp;[.E20]&amp;&quot;)&quot;;[.E20])&amp;&quot;,&quot;;&quot;&quot;)">
            <text:p/>
          </table:table-cell>
          <table:table-cell office:value-type="float" office:value="18" calcext:value-type="float">
            <text:p>18</text:p>
          </table:table-cell>
          <table:table-cell table:style-name="ce5" table:formula="of:=IF(NOT(ISBLANK([.B20]));[.E2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 origination_local_payload_ip_address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21]; SEARCH(&quot; &quot;;[.A21])+1; LEN([.A21]))" office:value-type="string" office:string-value="origination_local_payload_ip_address" calcext:value-type="string">
            <text:p>origination_local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1]));[.E21]&amp;&quot; = ndb.&quot;&amp;[.F21]&amp;&quot;()&quot;;&quot;&quot;)">
            <text:p/>
          </table:table-cell>
          <table:table-cell table:formula="of:=IF(NOT(ISBLANK([.B21]));[.E21]&amp;&quot;=&quot;&amp;IF([.F21]=&quot;IntegerProperty&quot;;&quot;int(&quot;&amp;[.E21]&amp;&quot;)&quot;;[.E21])&amp;&quot;,&quot;;&quot;&quot;)">
            <text:p/>
          </table:table-cell>
          <table:table-cell office:value-type="float" office:value="19" calcext:value-type="float">
            <text:p>19</text:p>
          </table:table-cell>
          <table:table-cell table:style-name="ce5" table:formula="of:=IF(NOT(ISBLANK([.B21]));[.E2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 origination_local_payload_udp_addres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2]; SEARCH(&quot; &quot;;[.A22])+1; LEN([.A22]))" office:value-type="string" office:string-value="origination_local_payload_udp_address" calcext:value-type="string">
            <text:p>origination_local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2]));[.E22]&amp;&quot; = ndb.&quot;&amp;[.F22]&amp;&quot;()&quot;;&quot;&quot;)">
            <text:p/>
          </table:table-cell>
          <table:table-cell table:formula="of:=IF(NOT(ISBLANK([.B22]));[.E22]&amp;&quot;=&quot;&amp;IF([.F22]=&quot;IntegerProperty&quot;;&quot;int(&quot;&amp;[.E22]&amp;&quot;)&quot;;[.E22])&amp;&quot;,&quot;;&quot;&quot;)">
            <text:p/>
          </table:table-cell>
          <table:table-cell office:value-type="float" office:value="20" calcext:value-type="float">
            <text:p>20</text:p>
          </table:table-cell>
          <table:table-cell table:style-name="ce5" table:formula="of:=IF(NOT(ISBLANK([.B22]));[.E2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 origination_codec_list</text:p>
          </table:table-cell>
          <table:table-cell table:number-columns-repeated="2"/>
          <table:table-cell table:style-name="ce2" office:value-type="string" calcext:value-type="string">
            <text:p>PCMU</text:p>
          </table:table-cell>
          <table:table-cell table:formula="of:=MID([.A23]; SEARCH(&quot; &quot;;[.A23])+1; LEN([.A23]))" office:value-type="string" office:string-value="origination_codec_list" calcext:value-type="string">
            <text:p>origination_codec_list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3]));[.E23]&amp;&quot; = ndb.&quot;&amp;[.F23]&amp;&quot;()&quot;;&quot;&quot;)">
            <text:p/>
          </table:table-cell>
          <table:table-cell table:formula="of:=IF(NOT(ISBLANK([.B23]));[.E23]&amp;&quot;=&quot;&amp;IF([.F23]=&quot;IntegerProperty&quot;;&quot;int(&quot;&amp;[.E23]&amp;&quot;)&quot;;[.E23])&amp;&quot;,&quot;;&quot;&quot;)">
            <text:p/>
          </table:table-cell>
          <table:table-cell office:value-type="float" office:value="21" calcext:value-type="float">
            <text:p>21</text:p>
          </table:table-cell>
          <table:table-cell table:style-name="ce5" table:formula="of:=IF(NOT(ISBLANK([.B23]));[.E2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 origination_ingress_pack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4]; SEARCH(&quot; &quot;;[.A24])+1; LEN([.A24]))" office:value-type="string" office:string-value="origination_ingress_packets" calcext:value-type="string">
            <text:p>origination_in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4]));[.E24]&amp;&quot; = ndb.&quot;&amp;[.F24]&amp;&quot;()&quot;;&quot;&quot;)">
            <text:p/>
          </table:table-cell>
          <table:table-cell table:formula="of:=IF(NOT(ISBLANK([.B24]));[.E24]&amp;&quot;=&quot;&amp;IF([.F24]=&quot;IntegerProperty&quot;;&quot;int(&quot;&amp;[.E24]&amp;&quot;)&quot;;[.E24])&amp;&quot;,&quot;;&quot;&quot;)">
            <text:p/>
          </table:table-cell>
          <table:table-cell office:value-type="float" office:value="22" calcext:value-type="float">
            <text:p>22</text:p>
          </table:table-cell>
          <table:table-cell table:style-name="ce5" table:formula="of:=IF(NOT(ISBLANK([.B24]));[.E24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3 origination_egress_pack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5]; SEARCH(&quot; &quot;;[.A25])+1; LEN([.A25]))" office:value-type="string" office:string-value="origination_egress_packets" calcext:value-type="string">
            <text:p>origination_e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5]));[.E25]&amp;&quot; = ndb.&quot;&amp;[.F25]&amp;&quot;()&quot;;&quot;&quot;)">
            <text:p/>
          </table:table-cell>
          <table:table-cell table:formula="of:=IF(NOT(ISBLANK([.B25]));[.E25]&amp;&quot;=&quot;&amp;IF([.F25]=&quot;IntegerProperty&quot;;&quot;int(&quot;&amp;[.E25]&amp;&quot;)&quot;;[.E25])&amp;&quot;,&quot;;&quot;&quot;)">
            <text:p/>
          </table:table-cell>
          <table:table-cell office:value-type="float" office:value="23" calcext:value-type="float">
            <text:p>23</text:p>
          </table:table-cell>
          <table:table-cell table:style-name="ce5" table:formula="of:=IF(NOT(ISBLANK([.B25]));[.E2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4 origination_ingress_oct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6]; SEARCH(&quot; &quot;;[.A26])+1; LEN([.A26]))" office:value-type="string" office:string-value="origination_ingress_octets" calcext:value-type="string">
            <text:p>origination_in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6]));[.E26]&amp;&quot; = ndb.&quot;&amp;[.F26]&amp;&quot;()&quot;;&quot;&quot;)">
            <text:p/>
          </table:table-cell>
          <table:table-cell table:formula="of:=IF(NOT(ISBLANK([.B26]));[.E26]&amp;&quot;=&quot;&amp;IF([.F26]=&quot;IntegerProperty&quot;;&quot;int(&quot;&amp;[.E26]&amp;&quot;)&quot;;[.E26])&amp;&quot;,&quot;;&quot;&quot;)">
            <text:p/>
          </table:table-cell>
          <table:table-cell office:value-type="float" office:value="24" calcext:value-type="float">
            <text:p>24</text:p>
          </table:table-cell>
          <table:table-cell table:style-name="ce5" table:formula="of:=IF(NOT(ISBLANK([.B26]));[.E2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 origination_egress_oct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7]; SEARCH(&quot; &quot;;[.A27])+1; LEN([.A27]))" office:value-type="string" office:string-value="origination_egress_octets" calcext:value-type="string">
            <text:p>origination_e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7]));[.E27]&amp;&quot; = ndb.&quot;&amp;[.F27]&amp;&quot;()&quot;;&quot;&quot;)">
            <text:p/>
          </table:table-cell>
          <table:table-cell table:formula="of:=IF(NOT(ISBLANK([.B27]));[.E27]&amp;&quot;=&quot;&amp;IF([.F27]=&quot;IntegerProperty&quot;;&quot;int(&quot;&amp;[.E27]&amp;&quot;)&quot;;[.E27])&amp;&quot;,&quot;;&quot;&quot;)">
            <text:p/>
          </table:table-cell>
          <table:table-cell office:value-type="float" office:value="25" calcext:value-type="float">
            <text:p>25</text:p>
          </table:table-cell>
          <table:table-cell table:style-name="ce5" table:formula="of:=IF(NOT(ISBLANK([.B27]));[.E2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 origination_ingress_packet_los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8]; SEARCH(&quot; &quot;;[.A28])+1; LEN([.A28]))" office:value-type="string" office:string-value="origination_ingress_packet_loss" calcext:value-type="string">
            <text:p>origination_ingress_packet_lo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8]));[.E28]&amp;&quot; = ndb.&quot;&amp;[.F28]&amp;&quot;()&quot;;&quot;&quot;)">
            <text:p/>
          </table:table-cell>
          <table:table-cell table:formula="of:=IF(NOT(ISBLANK([.B28]));[.E28]&amp;&quot;=&quot;&amp;IF([.F28]=&quot;IntegerProperty&quot;;&quot;int(&quot;&amp;[.E28]&amp;&quot;)&quot;;[.E28])&amp;&quot;,&quot;;&quot;&quot;)">
            <text:p/>
          </table:table-cell>
          <table:table-cell office:value-type="float" office:value="26" calcext:value-type="float">
            <text:p>26</text:p>
          </table:table-cell>
          <table:table-cell table:style-name="ce5" table:formula="of:=IF(NOT(ISBLANK([.B28]));[.E2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 origination_ingress_delay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9]; SEARCH(&quot; &quot;;[.A29])+1; LEN([.A29]))" office:value-type="string" office:string-value="origination_ingress_delay" calcext:value-type="string">
            <text:p>origination_ingress_dela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9]));[.E29]&amp;&quot; = ndb.&quot;&amp;[.F29]&amp;&quot;()&quot;;&quot;&quot;)">
            <text:p/>
          </table:table-cell>
          <table:table-cell table:formula="of:=IF(NOT(ISBLANK([.B29]));[.E29]&amp;&quot;=&quot;&amp;IF([.F29]=&quot;IntegerProperty&quot;;&quot;int(&quot;&amp;[.E29]&amp;&quot;)&quot;;[.E29])&amp;&quot;,&quot;;&quot;&quot;)">
            <text:p/>
          </table:table-cell>
          <table:table-cell office:value-type="float" office:value="27" calcext:value-type="float">
            <text:p>27</text:p>
          </table:table-cell>
          <table:table-cell table:style-name="ce5" table:formula="of:=IF(NOT(ISBLANK([.B29]));[.E2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 origination_ingress_packet_jitte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30]; SEARCH(&quot; &quot;;[.A30])+1; LEN([.A30]))" office:value-type="string" office:string-value="origination_ingress_packet_jitter" calcext:value-type="string">
            <text:p>origination_ingress_packet_jitt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0]));[.E30]&amp;&quot; = ndb.&quot;&amp;[.F30]&amp;&quot;()&quot;;&quot;&quot;)">
            <text:p/>
          </table:table-cell>
          <table:table-cell table:formula="of:=IF(NOT(ISBLANK([.B30]));[.E30]&amp;&quot;=&quot;&amp;IF([.F30]=&quot;IntegerProperty&quot;;&quot;int(&quot;&amp;[.E30]&amp;&quot;)&quot;;[.E30])&amp;&quot;,&quot;;&quot;&quot;)">
            <text:p/>
          </table:table-cell>
          <table:table-cell office:value-type="float" office:value="28" calcext:value-type="float">
            <text:p>28</text:p>
          </table:table-cell>
          <table:table-cell table:style-name="ce5" table:formula="of:=IF(NOT(ISBLANK([.B30]));[.E3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 trunk_id_terminati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 Airespring</text:p>
          </table:table-cell>
          <table:table-cell table:formula="of:=MID([.A31]; SEARCH(&quot; &quot;;[.A31])+1; LEN([.A31]))" office:value-type="string" office:string-value="trunk_id_termination" calcext:value-type="string">
            <text:p>trunk_id_term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1]));[.E31]&amp;&quot; = ndb.&quot;&amp;[.F31]&amp;&quot;()&quot;;&quot;&quot;)" office:value-type="string" office:string-value="trunk_id_termination = ndb.StringProperty()" calcext:value-type="string">
            <text:p>trunk_id_termination = ndb.StringProperty()</text:p>
          </table:table-cell>
          <table:table-cell table:formula="of:=IF(NOT(ISBLANK([.B31]));[.E31]&amp;&quot;=&quot;&amp;IF([.F31]=&quot;IntegerProperty&quot;;&quot;int(&quot;&amp;[.E31]&amp;&quot;)&quot;;[.E31])&amp;&quot;,&quot;;&quot;&quot;)" office:value-type="string" office:string-value="trunk_id_termination=trunk_id_termination," calcext:value-type="string">
            <text:p>trunk_id_termination=trunk_id_termination,</text:p>
          </table:table-cell>
          <table:table-cell office:value-type="float" office:value="29" calcext:value-type="float">
            <text:p>29</text:p>
          </table:table-cell>
          <table:table-cell table:style-name="ce5" table:formula="of:=IF(NOT(ISBLANK([.B31]));[.E31];&quot;_&quot;)&amp;&quot;,&quot;" office:value-type="string" office:string-value="trunk_id_termination," calcext:value-type="string">
            <text:p>trunk_id_termination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 voip_protocol_termination</text:p>
          </table:table-cell>
          <table:table-cell table:number-columns-repeated="2"/>
          <table:table-cell table:style-name="ce2" office:value-type="string" calcext:value-type="string">
            <text:p>SIP</text:p>
          </table:table-cell>
          <table:table-cell table:formula="of:=MID([.A32]; SEARCH(&quot; &quot;;[.A32])+1; LEN([.A32]))" office:value-type="string" office:string-value="voip_protocol_termination" calcext:value-type="string">
            <text:p>voip_protocol_term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2]));[.E32]&amp;&quot; = ndb.&quot;&amp;[.F32]&amp;&quot;()&quot;;&quot;&quot;)">
            <text:p/>
          </table:table-cell>
          <table:table-cell table:formula="of:=IF(NOT(ISBLANK([.B32]));[.E32]&amp;&quot;=&quot;&amp;IF([.F32]=&quot;IntegerProperty&quot;;&quot;int(&quot;&amp;[.E32]&amp;&quot;)&quot;;[.E32])&amp;&quot;,&quot;;&quot;&quot;)">
            <text:p/>
          </table:table-cell>
          <table:table-cell office:value-type="float" office:value="30" calcext:value-type="float">
            <text:p>30</text:p>
          </table:table-cell>
          <table:table-cell table:style-name="ce5" table:formula="of:=IF(NOT(ISBLANK([.B32]));[.E3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 termination_source_number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6263334444" calcext:value-type="float">
            <text:p>6263334444</text:p>
          </table:table-cell>
          <table:table-cell table:formula="of:=MID([.A33]; SEARCH(&quot; &quot;;[.A33])+1; LEN([.A33]))" office:value-type="string" office:string-value="termination_source_number" calcext:value-type="string">
            <text:p>termination_source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3]));[.E33]&amp;&quot; = ndb.&quot;&amp;[.F33]&amp;&quot;()&quot;;&quot;&quot;)" office:value-type="string" office:string-value="termination_source_number = ndb.IntegerProperty()" calcext:value-type="string">
            <text:p>termination_source_number = ndb.IntegerProperty()</text:p>
          </table:table-cell>
          <table:table-cell table:formula="of:=IF(NOT(ISBLANK([.B33]));[.E33]&amp;&quot;=&quot;&amp;IF([.F33]=&quot;IntegerProperty&quot;;&quot;int(&quot;&amp;[.E33]&amp;&quot;)&quot;;[.E33])&amp;&quot;,&quot;;&quot;&quot;)" office:value-type="string" office:string-value="termination_source_number=int(termination_source_number)," calcext:value-type="string">
            <text:p>termination_source_number=int(termination_source_number),</text:p>
          </table:table-cell>
          <table:table-cell office:value-type="float" office:value="31" calcext:value-type="float">
            <text:p>31</text:p>
          </table:table-cell>
          <table:table-cell table:style-name="ce5" table:formula="of:=IF(NOT(ISBLANK([.B33]));[.E33];&quot;_&quot;)&amp;&quot;,&quot;" office:value-type="string" office:string-value="termination_source_number," calcext:value-type="string">
            <text:p>termination_source_number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 termination_source_host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158.69.226.225</text:p>
          </table:table-cell>
          <table:table-cell table:formula="of:=MID([.A34]; SEARCH(&quot; &quot;;[.A34])+1; LEN([.A34]))" office:value-type="string" office:string-value="termination_source_host_name" calcext:value-type="string">
            <text:p>termination_source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4]));[.E34]&amp;&quot; = ndb.&quot;&amp;[.F34]&amp;&quot;()&quot;;&quot;&quot;)" office:value-type="string" office:string-value="termination_source_host_name = ndb.StringProperty()" calcext:value-type="string">
            <text:p>termination_source_host_name = ndb.StringProperty()</text:p>
          </table:table-cell>
          <table:table-cell table:formula="of:=IF(NOT(ISBLANK([.B34]));[.E34]&amp;&quot;=&quot;&amp;IF([.F34]=&quot;IntegerProperty&quot;;&quot;int(&quot;&amp;[.E34]&amp;&quot;)&quot;;[.E34])&amp;&quot;,&quot;;&quot;&quot;)" office:value-type="string" office:string-value="termination_source_host_name=termination_source_host_name," calcext:value-type="string">
            <text:p>termination_source_host_name=termination_source_host_name,</text:p>
          </table:table-cell>
          <table:table-cell office:value-type="float" office:value="32" calcext:value-type="float">
            <text:p>32</text:p>
          </table:table-cell>
          <table:table-cell table:style-name="ce5" table:formula="of:=IF(NOT(ISBLANK([.B34]));[.E34];&quot;_&quot;)&amp;&quot;,&quot;" office:value-type="string" office:string-value="termination_source_host_name," calcext:value-type="string">
            <text:p>termination_source_host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 termination_destination_number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6267933411" calcext:value-type="float">
            <text:p>16267933411</text:p>
          </table:table-cell>
          <table:table-cell table:formula="of:=MID([.A35]; SEARCH(&quot; &quot;;[.A35])+1; LEN([.A35]))" office:value-type="string" office:string-value="termination_destination_number" calcext:value-type="string">
            <text:p>termination_destination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5]));[.E35]&amp;&quot; = ndb.&quot;&amp;[.F35]&amp;&quot;()&quot;;&quot;&quot;)" office:value-type="string" office:string-value="termination_destination_number = ndb.IntegerProperty()" calcext:value-type="string">
            <text:p>termination_destination_number = ndb.IntegerProperty()</text:p>
          </table:table-cell>
          <table:table-cell table:formula="of:=IF(NOT(ISBLANK([.B35]));[.E35]&amp;&quot;=&quot;&amp;IF([.F35]=&quot;IntegerProperty&quot;;&quot;int(&quot;&amp;[.E35]&amp;&quot;)&quot;;[.E35])&amp;&quot;,&quot;;&quot;&quot;)" office:value-type="string" office:string-value="termination_destination_number=int(termination_destination_number)," calcext:value-type="string">
            <text:p>termination_destination_number=int(termination_destination_number),</text:p>
          </table:table-cell>
          <table:table-cell office:value-type="float" office:value="33" calcext:value-type="float">
            <text:p>33</text:p>
          </table:table-cell>
          <table:table-cell table:style-name="ce5" table:formula="of:=IF(NOT(ISBLANK([.B35]));[.E35];&quot;_&quot;)&amp;&quot;,&quot;" office:value-type="string" office:string-value="termination_destination_number," calcext:value-type="string">
            <text:p>termination_destination_number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 termination_destination_host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199.195.183.70</text:p>
          </table:table-cell>
          <table:table-cell table:formula="of:=MID([.A36]; SEARCH(&quot; &quot;;[.A36])+1; LEN([.A36]))" office:value-type="string" office:string-value="termination_destination_host_name" calcext:value-type="string">
            <text:p>termination_destination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6]));[.E36]&amp;&quot; = ndb.&quot;&amp;[.F36]&amp;&quot;()&quot;;&quot;&quot;)" office:value-type="string" office:string-value="termination_destination_host_name = ndb.StringProperty()" calcext:value-type="string">
            <text:p>termination_destination_host_name = ndb.StringProperty()</text:p>
          </table:table-cell>
          <table:table-cell table:formula="of:=IF(NOT(ISBLANK([.B36]));[.E36]&amp;&quot;=&quot;&amp;IF([.F36]=&quot;IntegerProperty&quot;;&quot;int(&quot;&amp;[.E36]&amp;&quot;)&quot;;[.E36])&amp;&quot;,&quot;;&quot;&quot;)" office:value-type="string" office:string-value="termination_destination_host_name=termination_destination_host_name," calcext:value-type="string">
            <text:p>termination_destination_host_name=termination_destination_host_name,</text:p>
          </table:table-cell>
          <table:table-cell office:value-type="float" office:value="34" calcext:value-type="float">
            <text:p>34</text:p>
          </table:table-cell>
          <table:table-cell table:style-name="ce5" table:formula="of:=IF(NOT(ISBLANK([.B36]));[.E36];&quot;_&quot;)&amp;&quot;,&quot;" office:value-type="string" office:string-value="termination_destination_host_name," calcext:value-type="string">
            <text:p>termination_destination_host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 termination_call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18-e1e2459e-fb074e5c-3f18cc7a-51ddaa01</text:p>
          </table:table-cell>
          <table:table-cell table:formula="of:=MID([.A37]; SEARCH(&quot; &quot;;[.A37])+1; LEN([.A37]))" office:value-type="string" office:string-value="termination_call_id" calcext:value-type="string">
            <text:p>termination_call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7]));[.E37]&amp;&quot; = ndb.&quot;&amp;[.F37]&amp;&quot;()&quot;;&quot;&quot;)" office:value-type="string" office:string-value="termination_call_id = ndb.StringProperty()" calcext:value-type="string">
            <text:p>termination_call_id = ndb.StringProperty()</text:p>
          </table:table-cell>
          <table:table-cell table:formula="of:=IF(NOT(ISBLANK([.B37]));[.E37]&amp;&quot;=&quot;&amp;IF([.F37]=&quot;IntegerProperty&quot;;&quot;int(&quot;&amp;[.E37]&amp;&quot;)&quot;;[.E37])&amp;&quot;,&quot;;&quot;&quot;)" office:value-type="string" office:string-value="termination_call_id=termination_call_id," calcext:value-type="string">
            <text:p>termination_call_id=termination_call_id,</text:p>
          </table:table-cell>
          <table:table-cell office:value-type="float" office:value="35" calcext:value-type="float">
            <text:p>35</text:p>
          </table:table-cell>
          <table:table-cell table:style-name="ce5" table:formula="of:=IF(NOT(ISBLANK([.B37]));[.E37];&quot;_&quot;)&amp;&quot;,&quot;" office:value-type="string" office:string-value="termination_call_id," calcext:value-type="string">
            <text:p>termination_call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6 termination_remote_payload_ip_address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38]; SEARCH(&quot; &quot;;[.A38])+1; LEN([.A38]))" office:value-type="string" office:string-value="termination_remote_payload_ip_address" calcext:value-type="string">
            <text:p>termination_remote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8]));[.E38]&amp;&quot; = ndb.&quot;&amp;[.F38]&amp;&quot;()&quot;;&quot;&quot;)">
            <text:p/>
          </table:table-cell>
          <table:table-cell table:formula="of:=IF(NOT(ISBLANK([.B38]));[.E38]&amp;&quot;=&quot;&amp;IF([.F38]=&quot;IntegerProperty&quot;;&quot;int(&quot;&amp;[.E38]&amp;&quot;)&quot;;[.E38])&amp;&quot;,&quot;;&quot;&quot;)">
            <text:p/>
          </table:table-cell>
          <table:table-cell office:value-type="float" office:value="36" calcext:value-type="float">
            <text:p>36</text:p>
          </table:table-cell>
          <table:table-cell table:style-name="ce5" table:formula="of:=IF(NOT(ISBLANK([.B38]));[.E3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 termination_remote_payload_udp_addres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39]; SEARCH(&quot; &quot;;[.A39])+1; LEN([.A39]))" office:value-type="string" office:string-value="termination_remote_payload_udp_address" calcext:value-type="string">
            <text:p>termination_remote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9]));[.E39]&amp;&quot; = ndb.&quot;&amp;[.F39]&amp;&quot;()&quot;;&quot;&quot;)">
            <text:p/>
          </table:table-cell>
          <table:table-cell table:formula="of:=IF(NOT(ISBLANK([.B39]));[.E39]&amp;&quot;=&quot;&amp;IF([.F39]=&quot;IntegerProperty&quot;;&quot;int(&quot;&amp;[.E39]&amp;&quot;)&quot;;[.E39])&amp;&quot;,&quot;;&quot;&quot;)">
            <text:p/>
          </table:table-cell>
          <table:table-cell office:value-type="float" office:value="37" calcext:value-type="float">
            <text:p>37</text:p>
          </table:table-cell>
          <table:table-cell table:style-name="ce5" table:formula="of:=IF(NOT(ISBLANK([.B39]));[.E3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 termination_local_payload_ip_address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40]; SEARCH(&quot; &quot;;[.A40])+1; LEN([.A40]))" office:value-type="string" office:string-value="termination_local_payload_ip_address" calcext:value-type="string">
            <text:p>termination_local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40]));[.E40]&amp;&quot; = ndb.&quot;&amp;[.F40]&amp;&quot;()&quot;;&quot;&quot;)">
            <text:p/>
          </table:table-cell>
          <table:table-cell table:formula="of:=IF(NOT(ISBLANK([.B40]));[.E40]&amp;&quot;=&quot;&amp;IF([.F40]=&quot;IntegerProperty&quot;;&quot;int(&quot;&amp;[.E40]&amp;&quot;)&quot;;[.E40])&amp;&quot;,&quot;;&quot;&quot;)">
            <text:p/>
          </table:table-cell>
          <table:table-cell office:value-type="float" office:value="38" calcext:value-type="float">
            <text:p>38</text:p>
          </table:table-cell>
          <table:table-cell table:style-name="ce5" table:formula="of:=IF(NOT(ISBLANK([.B40]));[.E4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 termination_local_payload_udp_addres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1]; SEARCH(&quot; &quot;;[.A41])+1; LEN([.A41]))" office:value-type="string" office:string-value="termination_local_payload_udp_address" calcext:value-type="string">
            <text:p>termination_local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1]));[.E41]&amp;&quot; = ndb.&quot;&amp;[.F41]&amp;&quot;()&quot;;&quot;&quot;)">
            <text:p/>
          </table:table-cell>
          <table:table-cell table:formula="of:=IF(NOT(ISBLANK([.B41]));[.E41]&amp;&quot;=&quot;&amp;IF([.F41]=&quot;IntegerProperty&quot;;&quot;int(&quot;&amp;[.E41]&amp;&quot;)&quot;;[.E41])&amp;&quot;,&quot;;&quot;&quot;)">
            <text:p/>
          </table:table-cell>
          <table:table-cell office:value-type="float" office:value="39" calcext:value-type="float">
            <text:p>39</text:p>
          </table:table-cell>
          <table:table-cell table:style-name="ce5" table:formula="of:=IF(NOT(ISBLANK([.B41]));[.E4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 termination_codec_list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42]; SEARCH(&quot; &quot;;[.A42])+1; LEN([.A42]))" office:value-type="string" office:string-value="termination_codec_list" calcext:value-type="string">
            <text:p>termination_codec_list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42]));[.E42]&amp;&quot; = ndb.&quot;&amp;[.F42]&amp;&quot;()&quot;;&quot;&quot;)">
            <text:p/>
          </table:table-cell>
          <table:table-cell table:formula="of:=IF(NOT(ISBLANK([.B42]));[.E42]&amp;&quot;=&quot;&amp;IF([.F42]=&quot;IntegerProperty&quot;;&quot;int(&quot;&amp;[.E42]&amp;&quot;)&quot;;[.E42])&amp;&quot;,&quot;;&quot;&quot;)">
            <text:p/>
          </table:table-cell>
          <table:table-cell office:value-type="float" office:value="40" calcext:value-type="float">
            <text:p>40</text:p>
          </table:table-cell>
          <table:table-cell table:style-name="ce5" table:formula="of:=IF(NOT(ISBLANK([.B42]));[.E4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1 termination_ingress_pack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3]; SEARCH(&quot; &quot;;[.A43])+1; LEN([.A43]))" office:value-type="string" office:string-value="termination_ingress_packets" calcext:value-type="string">
            <text:p>termination_in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3]));[.E43]&amp;&quot; = ndb.&quot;&amp;[.F43]&amp;&quot;()&quot;;&quot;&quot;)">
            <text:p/>
          </table:table-cell>
          <table:table-cell table:formula="of:=IF(NOT(ISBLANK([.B43]));[.E43]&amp;&quot;=&quot;&amp;IF([.F43]=&quot;IntegerProperty&quot;;&quot;int(&quot;&amp;[.E43]&amp;&quot;)&quot;;[.E43])&amp;&quot;,&quot;;&quot;&quot;)">
            <text:p/>
          </table:table-cell>
          <table:table-cell office:value-type="float" office:value="41" calcext:value-type="float">
            <text:p>41</text:p>
          </table:table-cell>
          <table:table-cell table:style-name="ce5" table:formula="of:=IF(NOT(ISBLANK([.B43]));[.E4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2 termination_egress_pack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4]; SEARCH(&quot; &quot;;[.A44])+1; LEN([.A44]))" office:value-type="string" office:string-value="termination_egress_packets" calcext:value-type="string">
            <text:p>termination_e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4]));[.E44]&amp;&quot; = ndb.&quot;&amp;[.F44]&amp;&quot;()&quot;;&quot;&quot;)">
            <text:p/>
          </table:table-cell>
          <table:table-cell table:formula="of:=IF(NOT(ISBLANK([.B44]));[.E44]&amp;&quot;=&quot;&amp;IF([.F44]=&quot;IntegerProperty&quot;;&quot;int(&quot;&amp;[.E44]&amp;&quot;)&quot;;[.E44])&amp;&quot;,&quot;;&quot;&quot;)">
            <text:p/>
          </table:table-cell>
          <table:table-cell office:value-type="float" office:value="42" calcext:value-type="float">
            <text:p>42</text:p>
          </table:table-cell>
          <table:table-cell table:style-name="ce5" table:formula="of:=IF(NOT(ISBLANK([.B44]));[.E44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 termination_ingress_oct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5]; SEARCH(&quot; &quot;;[.A45])+1; LEN([.A45]))" office:value-type="string" office:string-value="termination_ingress_octets" calcext:value-type="string">
            <text:p>termination_in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5]));[.E45]&amp;&quot; = ndb.&quot;&amp;[.F45]&amp;&quot;()&quot;;&quot;&quot;)">
            <text:p/>
          </table:table-cell>
          <table:table-cell table:formula="of:=IF(NOT(ISBLANK([.B45]));[.E45]&amp;&quot;=&quot;&amp;IF([.F45]=&quot;IntegerProperty&quot;;&quot;int(&quot;&amp;[.E45]&amp;&quot;)&quot;;[.E45])&amp;&quot;,&quot;;&quot;&quot;)">
            <text:p/>
          </table:table-cell>
          <table:table-cell office:value-type="float" office:value="43" calcext:value-type="float">
            <text:p>43</text:p>
          </table:table-cell>
          <table:table-cell table:style-name="ce5" table:formula="of:=IF(NOT(ISBLANK([.B45]));[.E4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 termination_egress_oct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6]; SEARCH(&quot; &quot;;[.A46])+1; LEN([.A46]))" office:value-type="string" office:string-value="termination_egress_octets" calcext:value-type="string">
            <text:p>termination_e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6]));[.E46]&amp;&quot; = ndb.&quot;&amp;[.F46]&amp;&quot;()&quot;;&quot;&quot;)">
            <text:p/>
          </table:table-cell>
          <table:table-cell table:formula="of:=IF(NOT(ISBLANK([.B46]));[.E46]&amp;&quot;=&quot;&amp;IF([.F46]=&quot;IntegerProperty&quot;;&quot;int(&quot;&amp;[.E46]&amp;&quot;)&quot;;[.E46])&amp;&quot;,&quot;;&quot;&quot;)">
            <text:p/>
          </table:table-cell>
          <table:table-cell office:value-type="float" office:value="44" calcext:value-type="float">
            <text:p>44</text:p>
          </table:table-cell>
          <table:table-cell table:style-name="ce5" table:formula="of:=IF(NOT(ISBLANK([.B46]));[.E4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 termination_ingress_packet_los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7]; SEARCH(&quot; &quot;;[.A47])+1; LEN([.A47]))" office:value-type="string" office:string-value="termination_ingress_packet_loss" calcext:value-type="string">
            <text:p>termination_ingress_packet_lo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7]));[.E47]&amp;&quot; = ndb.&quot;&amp;[.F47]&amp;&quot;()&quot;;&quot;&quot;)">
            <text:p/>
          </table:table-cell>
          <table:table-cell table:formula="of:=IF(NOT(ISBLANK([.B47]));[.E47]&amp;&quot;=&quot;&amp;IF([.F47]=&quot;IntegerProperty&quot;;&quot;int(&quot;&amp;[.E47]&amp;&quot;)&quot;;[.E47])&amp;&quot;,&quot;;&quot;&quot;)">
            <text:p/>
          </table:table-cell>
          <table:table-cell office:value-type="float" office:value="45" calcext:value-type="float">
            <text:p>45</text:p>
          </table:table-cell>
          <table:table-cell table:style-name="ce5" table:formula="of:=IF(NOT(ISBLANK([.B47]));[.E4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 termination_ingress_delay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8]; SEARCH(&quot; &quot;;[.A48])+1; LEN([.A48]))" office:value-type="string" office:string-value="termination_ingress_delay" calcext:value-type="string">
            <text:p>termination_ingress_dela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8]));[.E48]&amp;&quot; = ndb.&quot;&amp;[.F48]&amp;&quot;()&quot;;&quot;&quot;)">
            <text:p/>
          </table:table-cell>
          <table:table-cell table:formula="of:=IF(NOT(ISBLANK([.B48]));[.E48]&amp;&quot;=&quot;&amp;IF([.F48]=&quot;IntegerProperty&quot;;&quot;int(&quot;&amp;[.E48]&amp;&quot;)&quot;;[.E48])&amp;&quot;,&quot;;&quot;&quot;)">
            <text:p/>
          </table:table-cell>
          <table:table-cell office:value-type="float" office:value="46" calcext:value-type="float">
            <text:p>46</text:p>
          </table:table-cell>
          <table:table-cell table:style-name="ce5" table:formula="of:=IF(NOT(ISBLANK([.B48]));[.E4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 termination_ingress_packet_jitte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9]; SEARCH(&quot; &quot;;[.A49])+1; LEN([.A49]))" office:value-type="string" office:string-value="termination_ingress_packet_jitter" calcext:value-type="string">
            <text:p>termination_ingress_packet_jitt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9]));[.E49]&amp;&quot; = ndb.&quot;&amp;[.F49]&amp;&quot;()&quot;;&quot;&quot;)">
            <text:p/>
          </table:table-cell>
          <table:table-cell table:formula="of:=IF(NOT(ISBLANK([.B49]));[.E49]&amp;&quot;=&quot;&amp;IF([.F49]=&quot;IntegerProperty&quot;;&quot;int(&quot;&amp;[.E49]&amp;&quot;)&quot;;[.E49])&amp;&quot;,&quot;;&quot;&quot;)">
            <text:p/>
          </table:table-cell>
          <table:table-cell office:value-type="float" office:value="47" calcext:value-type="float">
            <text:p>47</text:p>
          </table:table-cell>
          <table:table-cell table:style-name="ce5" table:formula="of:=IF(NOT(ISBLANK([.B49]));[.E4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 final_route_indication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I</text:p>
          </table:table-cell>
          <table:table-cell table:formula="of:=MID([.A50]; SEARCH(&quot; &quot;;[.A50])+1; LEN([.A50]))" office:value-type="string" office:string-value="final_route_indication" calcext:value-type="string">
            <text:p>final_route_indic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50]));[.E50]&amp;&quot; = ndb.&quot;&amp;[.F50]&amp;&quot;()&quot;;&quot;&quot;)" office:value-type="string" office:string-value="final_route_indication = ndb.StringProperty()" calcext:value-type="string">
            <text:p>final_route_indication = ndb.StringProperty()</text:p>
          </table:table-cell>
          <table:table-cell table:formula="of:=IF(NOT(ISBLANK([.B50]));[.E50]&amp;&quot;=&quot;&amp;IF([.F50]=&quot;IntegerProperty&quot;;&quot;int(&quot;&amp;[.E50]&amp;&quot;)&quot;;[.E50])&amp;&quot;,&quot;;&quot;&quot;)" office:value-type="string" office:string-value="final_route_indication=final_route_indication," calcext:value-type="string">
            <text:p>final_route_indication=final_route_indication,</text:p>
          </table:table-cell>
          <table:table-cell office:value-type="float" office:value="48" calcext:value-type="float">
            <text:p>48</text:p>
          </table:table-cell>
          <table:table-cell table:style-name="ce5" table:formula="of:=IF(NOT(ISBLANK([.B50]));[.E50];&quot;_&quot;)&amp;&quot;,&quot;" office:value-type="string" office:string-value="final_route_indication," calcext:value-type="string">
            <text:p>final_route_indication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 routing_digits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6267933411" calcext:value-type="float">
            <text:p>16267933411</text:p>
          </table:table-cell>
          <table:table-cell table:formula="of:=MID([.A51]; SEARCH(&quot; &quot;;[.A51])+1; LEN([.A51]))" office:value-type="string" office:string-value="routing_digits" calcext:value-type="string">
            <text:p>routing_digi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1]));[.E51]&amp;&quot; = ndb.&quot;&amp;[.F51]&amp;&quot;()&quot;;&quot;&quot;)" office:value-type="string" office:string-value="routing_digits = ndb.IntegerProperty()" calcext:value-type="string">
            <text:p>routing_digits = ndb.IntegerProperty()</text:p>
          </table:table-cell>
          <table:table-cell table:formula="of:=IF(NOT(ISBLANK([.B51]));[.E51]&amp;&quot;=&quot;&amp;IF([.F51]=&quot;IntegerProperty&quot;;&quot;int(&quot;&amp;[.E51]&amp;&quot;)&quot;;[.E51])&amp;&quot;,&quot;;&quot;&quot;)" office:value-type="string" office:string-value="routing_digits=int(routing_digits)," calcext:value-type="string">
            <text:p>routing_digits=int(routing_digits),</text:p>
          </table:table-cell>
          <table:table-cell office:value-type="float" office:value="49" calcext:value-type="float">
            <text:p>49</text:p>
          </table:table-cell>
          <table:table-cell table:style-name="ce5" table:formula="of:=IF(NOT(ISBLANK([.B51]));[.E51];&quot;_&quot;)&amp;&quot;,&quot;" office:value-type="string" office:string-value="routing_digits," calcext:value-type="string">
            <text:p>routing_digits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 call_durati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MID([.A52]; SEARCH(&quot; &quot;;[.A52])+1; LEN([.A52]))" office:value-type="string" office:string-value="call_duration" calcext:value-type="string">
            <text:p>call_duratio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2]));[.E52]&amp;&quot; = ndb.&quot;&amp;[.F52]&amp;&quot;()&quot;;&quot;&quot;)" office:value-type="string" office:string-value="call_duration = ndb.IntegerProperty()" calcext:value-type="string">
            <text:p>call_duration = ndb.IntegerProperty()</text:p>
          </table:table-cell>
          <table:table-cell table:formula="of:=IF(NOT(ISBLANK([.B52]));[.E52]&amp;&quot;=&quot;&amp;IF([.F52]=&quot;IntegerProperty&quot;;&quot;int(&quot;&amp;[.E52]&amp;&quot;)&quot;;[.E52])&amp;&quot;,&quot;;&quot;&quot;)" office:value-type="string" office:string-value="call_duration=int(call_duration)," calcext:value-type="string">
            <text:p>call_duration=int(call_duration),</text:p>
          </table:table-cell>
          <table:table-cell office:value-type="float" office:value="50" calcext:value-type="float">
            <text:p>50</text:p>
          </table:table-cell>
          <table:table-cell table:style-name="ce5" table:formula="of:=IF(NOT(ISBLANK([.B52]));[.E52];&quot;_&quot;)&amp;&quot;,&quot;" office:value-type="string" office:string-value="call_duration," calcext:value-type="string">
            <text:p>call_duration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 pd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38" calcext:value-type="float">
            <text:p>138</text:p>
          </table:table-cell>
          <table:table-cell table:formula="of:=MID([.A53]; SEARCH(&quot; &quot;;[.A53])+1; LEN([.A53]))" office:value-type="string" office:string-value="pdd" calcext:value-type="string">
            <text:p>pd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3]));[.E53]&amp;&quot; = ndb.&quot;&amp;[.F53]&amp;&quot;()&quot;;&quot;&quot;)" office:value-type="string" office:string-value="pdd = ndb.IntegerProperty()" calcext:value-type="string">
            <text:p>pdd = ndb.IntegerProperty()</text:p>
          </table:table-cell>
          <table:table-cell table:formula="of:=IF(NOT(ISBLANK([.B53]));[.E53]&amp;&quot;=&quot;&amp;IF([.F53]=&quot;IntegerProperty&quot;;&quot;int(&quot;&amp;[.E53]&amp;&quot;)&quot;;[.E53])&amp;&quot;,&quot;;&quot;&quot;)" office:value-type="string" office:string-value="pdd=int(pdd)," calcext:value-type="string">
            <text:p>pdd=int(pdd),</text:p>
          </table:table-cell>
          <table:table-cell office:value-type="float" office:value="51" calcext:value-type="float">
            <text:p>51</text:p>
          </table:table-cell>
          <table:table-cell table:style-name="ce5" table:formula="of:=IF(NOT(ISBLANK([.B53]));[.E53];&quot;_&quot;)&amp;&quot;,&quot;" office:value-type="string" office:string-value="pdd," calcext:value-type="string">
            <text:p>pd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 ring_ti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54]; SEARCH(&quot; &quot;;[.A54])+1; LEN([.A54]))" office:value-type="string" office:string-value="ring_time" calcext:value-type="string">
            <text:p>ring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4]));[.E54]&amp;&quot; = ndb.&quot;&amp;[.F54]&amp;&quot;()&quot;;&quot;&quot;)" office:value-type="string" office:string-value="ring_time = ndb.IntegerProperty()" calcext:value-type="string">
            <text:p>ring_time = ndb.IntegerProperty()</text:p>
          </table:table-cell>
          <table:table-cell table:formula="of:=IF(NOT(ISBLANK([.B54]));[.E54]&amp;&quot;=&quot;&amp;IF([.F54]=&quot;IntegerProperty&quot;;&quot;int(&quot;&amp;[.E54]&amp;&quot;)&quot;;[.E54])&amp;&quot;,&quot;;&quot;&quot;)" office:value-type="string" office:string-value="ring_time=int(ring_time)," calcext:value-type="string">
            <text:p>ring_time=int(ring_time),</text:p>
          </table:table-cell>
          <table:table-cell office:value-type="float" office:value="52" calcext:value-type="float">
            <text:p>52</text:p>
          </table:table-cell>
          <table:table-cell table:style-name="ce5" table:formula="of:=IF(NOT(ISBLANK([.B54]));[.E54];&quot;_&quot;)&amp;&quot;,&quot;" office:value-type="string" office:string-value="ring_time," calcext:value-type="string">
            <text:p>ring_ti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 callduration_in_ms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55]; SEARCH(&quot; &quot;;[.A55])+1; LEN([.A55]))" office:value-type="string" office:string-value="callduration_in_ms" calcext:value-type="string">
            <text:p>callduration_in_m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5]));[.E55]&amp;&quot; = ndb.&quot;&amp;[.F55]&amp;&quot;()&quot;;&quot;&quot;)" office:value-type="string" office:string-value="callduration_in_ms = ndb.IntegerProperty()" calcext:value-type="string">
            <text:p>callduration_in_ms = ndb.IntegerProperty()</text:p>
          </table:table-cell>
          <table:table-cell table:formula="of:=IF(NOT(ISBLANK([.B55]));[.E55]&amp;&quot;=&quot;&amp;IF([.F55]=&quot;IntegerProperty&quot;;&quot;int(&quot;&amp;[.E55]&amp;&quot;)&quot;;[.E55])&amp;&quot;,&quot;;&quot;&quot;)" office:value-type="string" office:string-value="callduration_in_ms=int(callduration_in_ms)," calcext:value-type="string">
            <text:p>callduration_in_ms=int(callduration_in_ms),</text:p>
          </table:table-cell>
          <table:table-cell office:value-type="float" office:value="53" calcext:value-type="float">
            <text:p>53</text:p>
          </table:table-cell>
          <table:table-cell table:style-name="ce5" table:formula="of:=IF(NOT(ISBLANK([.B55]));[.E55];&quot;_&quot;)&amp;&quot;,&quot;" office:value-type="string" office:string-value="callduration_in_ms," calcext:value-type="string">
            <text:p>callduration_in_ms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 conf_id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NULL</text:p>
          </table:table-cell>
          <table:table-cell table:formula="of:=MID([.A56]; SEARCH(&quot; &quot;;[.A56])+1; LEN([.A56]))" office:value-type="string" office:string-value="conf_id" calcext:value-type="string">
            <text:p>conf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6]));[.E56]&amp;&quot; = ndb.&quot;&amp;[.F56]&amp;&quot;()&quot;;&quot;&quot;)" office:value-type="string" office:string-value="conf_id = ndb.IntegerProperty()" calcext:value-type="string">
            <text:p>conf_id = ndb.IntegerProperty()</text:p>
          </table:table-cell>
          <table:table-cell table:formula="of:=IF(NOT(ISBLANK([.B56]));[.E56]&amp;&quot;=&quot;&amp;IF([.F56]=&quot;IntegerProperty&quot;;&quot;int(&quot;&amp;[.E56]&amp;&quot;)&quot;;[.E56])&amp;&quot;,&quot;;&quot;&quot;)" office:value-type="string" office:string-value="conf_id=int(conf_id)," calcext:value-type="string">
            <text:p>conf_id=int(conf_id),</text:p>
          </table:table-cell>
          <table:table-cell office:value-type="float" office:value="54" calcext:value-type="float">
            <text:p>54</text:p>
          </table:table-cell>
          <table:table-cell table:style-name="ce5" table:formula="of:=IF(NOT(ISBLANK([.B56]));[.E56];&quot;_&quot;)&amp;&quot;,&quot;" office:value-type="string" office:string-value="conf_id," calcext:value-type="string">
            <text:p>conf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5 call_typ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57]; SEARCH(&quot; &quot;;[.A57])+1; LEN([.A57]))" office:value-type="string" office:string-value="call_type" calcext:value-type="string">
            <text:p>call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7]));[.E57]&amp;&quot; = ndb.&quot;&amp;[.F57]&amp;&quot;()&quot;;&quot;&quot;)">
            <text:p/>
          </table:table-cell>
          <table:table-cell table:formula="of:=IF(NOT(ISBLANK([.B57]));[.E57]&amp;&quot;=&quot;&amp;IF([.F57]=&quot;IntegerProperty&quot;;&quot;int(&quot;&amp;[.E57]&amp;&quot;)&quot;;[.E57])&amp;&quot;,&quot;;&quot;&quot;)">
            <text:p/>
          </table:table-cell>
          <table:table-cell office:value-type="float" office:value="55" calcext:value-type="float">
            <text:p>55</text:p>
          </table:table-cell>
          <table:table-cell table:style-name="ce5" table:formula="of:=IF(NOT(ISBLANK([.B57]));[.E5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 ingress_id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formula="of:=MID([.A58]; SEARCH(&quot; &quot;;[.A58])+1; LEN([.A58]))" office:value-type="string" office:string-value="ingress_id" calcext:value-type="string">
            <text:p>ingress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8]));[.E58]&amp;&quot; = ndb.&quot;&amp;[.F58]&amp;&quot;()&quot;;&quot;&quot;)">
            <text:p/>
          </table:table-cell>
          <table:table-cell table:formula="of:=IF(NOT(ISBLANK([.B58]));[.E58]&amp;&quot;=&quot;&amp;IF([.F58]=&quot;IntegerProperty&quot;;&quot;int(&quot;&amp;[.E58]&amp;&quot;)&quot;;[.E58])&amp;&quot;,&quot;;&quot;&quot;)">
            <text:p/>
          </table:table-cell>
          <table:table-cell office:value-type="float" office:value="56" calcext:value-type="float">
            <text:p>56</text:p>
          </table:table-cell>
          <table:table-cell table:style-name="ce5" table:formula="of:=IF(NOT(ISBLANK([.B58]));[.E5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 ingress_client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formula="of:=MID([.A59]; SEARCH(&quot; &quot;;[.A59])+1; LEN([.A59]))" office:value-type="string" office:string-value="ingress_client_id" calcext:value-type="string">
            <text:p>ingress_cli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9]));[.E59]&amp;&quot; = ndb.&quot;&amp;[.F59]&amp;&quot;()&quot;;&quot;&quot;)" office:value-type="string" office:string-value="ingress_client_id = ndb.IntegerProperty()" calcext:value-type="string">
            <text:p>ingress_client_id = ndb.IntegerProperty()</text:p>
          </table:table-cell>
          <table:table-cell table:formula="of:=IF(NOT(ISBLANK([.B59]));[.E59]&amp;&quot;=&quot;&amp;IF([.F59]=&quot;IntegerProperty&quot;;&quot;int(&quot;&amp;[.E59]&amp;&quot;)&quot;;[.E59])&amp;&quot;,&quot;;&quot;&quot;)" office:value-type="string" office:string-value="ingress_client_id=int(ingress_client_id)," calcext:value-type="string">
            <text:p>ingress_client_id=int(ingress_client_id),</text:p>
          </table:table-cell>
          <table:table-cell office:value-type="float" office:value="57" calcext:value-type="float">
            <text:p>57</text:p>
          </table:table-cell>
          <table:table-cell table:style-name="ce5" table:formula="of:=IF(NOT(ISBLANK([.B59]));[.E59];&quot;_&quot;)&amp;&quot;,&quot;" office:value-type="string" office:string-value="ingress_client_id," calcext:value-type="string">
            <text:p>ingress_client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 ingress_client_rate_table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formula="of:=MID([.A60]; SEARCH(&quot; &quot;;[.A60])+1; LEN([.A60]))" office:value-type="string" office:string-value="ingress_client_rate_table_id" calcext:value-type="string">
            <text:p>ingress_client_rate_tabl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0]));[.E60]&amp;&quot; = ndb.&quot;&amp;[.F60]&amp;&quot;()&quot;;&quot;&quot;)" office:value-type="string" office:string-value="ingress_client_rate_table_id = ndb.IntegerProperty()" calcext:value-type="string">
            <text:p>ingress_client_rate_table_id = ndb.IntegerProperty()</text:p>
          </table:table-cell>
          <table:table-cell table:formula="of:=IF(NOT(ISBLANK([.B60]));[.E60]&amp;&quot;=&quot;&amp;IF([.F60]=&quot;IntegerProperty&quot;;&quot;int(&quot;&amp;[.E60]&amp;&quot;)&quot;;[.E60])&amp;&quot;,&quot;;&quot;&quot;)" office:value-type="string" office:string-value="ingress_client_rate_table_id=int(ingress_client_rate_table_id)," calcext:value-type="string">
            <text:p>ingress_client_rate_table_id=int(ingress_client_rate_table_id),</text:p>
          </table:table-cell>
          <table:table-cell office:value-type="float" office:value="58" calcext:value-type="float">
            <text:p>58</text:p>
          </table:table-cell>
          <table:table-cell table:style-name="ce5" table:formula="of:=IF(NOT(ISBLANK([.B60]));[.E60];&quot;_&quot;)&amp;&quot;,&quot;" office:value-type="string" office:string-value="ingress_client_rate_table_id," calcext:value-type="string">
            <text:p>ingress_client_rate_table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 ingress_client_currency_id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MID([.A61]; SEARCH(&quot; &quot;;[.A61])+1; LEN([.A61]))" office:value-type="string" office:string-value="ingress_client_currency_id" calcext:value-type="string">
            <text:p>ingress_client_currency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1]));[.E61]&amp;&quot; = ndb.&quot;&amp;[.F61]&amp;&quot;()&quot;;&quot;&quot;)">
            <text:p/>
          </table:table-cell>
          <table:table-cell table:formula="of:=IF(NOT(ISBLANK([.B61]));[.E61]&amp;&quot;=&quot;&amp;IF([.F61]=&quot;IntegerProperty&quot;;&quot;int(&quot;&amp;[.E61]&amp;&quot;)&quot;;[.E61])&amp;&quot;,&quot;;&quot;&quot;)">
            <text:p/>
          </table:table-cell>
          <table:table-cell office:value-type="float" office:value="59" calcext:value-type="float">
            <text:p>59</text:p>
          </table:table-cell>
          <table:table-cell table:style-name="ce5" table:formula="of:=IF(NOT(ISBLANK([.B61]));[.E6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 ingress_client_rat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.008" calcext:value-type="float">
            <text:p>0.008</text:p>
          </table:table-cell>
          <table:table-cell table:formula="of:=MID([.A62]; SEARCH(&quot; &quot;;[.A62])+1; LEN([.A62]))" office:value-type="string" office:string-value="ingress_client_rate" calcext:value-type="string">
            <text:p>ingress_client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2]));[.E62]&amp;&quot; = ndb.&quot;&amp;[.F62]&amp;&quot;()&quot;;&quot;&quot;)" office:value-type="string" office:string-value="ingress_client_rate = ndb.FloatProperty()" calcext:value-type="string">
            <text:p>ingress_client_rate = ndb.FloatProperty()</text:p>
          </table:table-cell>
          <table:table-cell table:formula="of:=IF(NOT(ISBLANK([.B62]));[.E62]&amp;&quot;=&quot;&amp;IF([.F62]=&quot;IntegerProperty&quot;;&quot;int(&quot;&amp;[.E62]&amp;&quot;)&quot;;[.E62])&amp;&quot;,&quot;;&quot;&quot;)" office:value-type="string" office:string-value="ingress_client_rate=ingress_client_rate," calcext:value-type="string">
            <text:p>ingress_client_rate=ingress_client_rate,</text:p>
          </table:table-cell>
          <table:table-cell office:value-type="float" office:value="60" calcext:value-type="float">
            <text:p>60</text:p>
          </table:table-cell>
          <table:table-cell table:style-name="ce5" table:formula="of:=IF(NOT(ISBLANK([.B62]));[.E62];&quot;_&quot;)&amp;&quot;,&quot;" office:value-type="string" office:string-value="ingress_client_rate," calcext:value-type="string">
            <text:p>ingress_client_rat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1 ingress_client_currency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63]; SEARCH(&quot; &quot;;[.A63])+1; LEN([.A63]))" office:value-type="string" office:string-value="ingress_client_currency" calcext:value-type="string">
            <text:p>ingress_client_currenc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3]));[.E63]&amp;&quot; = ndb.&quot;&amp;[.F63]&amp;&quot;()&quot;;&quot;&quot;)">
            <text:p/>
          </table:table-cell>
          <table:table-cell table:formula="of:=IF(NOT(ISBLANK([.B63]));[.E63]&amp;&quot;=&quot;&amp;IF([.F63]=&quot;IntegerProperty&quot;;&quot;int(&quot;&amp;[.E63]&amp;&quot;)&quot;;[.E63])&amp;&quot;,&quot;;&quot;&quot;)">
            <text:p/>
          </table:table-cell>
          <table:table-cell office:value-type="float" office:value="61" calcext:value-type="float">
            <text:p>61</text:p>
          </table:table-cell>
          <table:table-cell table:style-name="ce5" table:formula="of:=IF(NOT(ISBLANK([.B63]));[.E6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 ingress_client_bill_ti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64]; SEARCH(&quot; &quot;;[.A64])+1; LEN([.A64]))" office:value-type="string" office:string-value="ingress_client_bill_time" calcext:value-type="string">
            <text:p>ingress_client_bill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4]));[.E64]&amp;&quot; = ndb.&quot;&amp;[.F64]&amp;&quot;()&quot;;&quot;&quot;)" office:value-type="string" office:string-value="ingress_client_bill_time = ndb.IntegerProperty()" calcext:value-type="string">
            <text:p>ingress_client_bill_time = ndb.IntegerProperty()</text:p>
          </table:table-cell>
          <table:table-cell table:formula="of:=IF(NOT(ISBLANK([.B64]));[.E64]&amp;&quot;=&quot;&amp;IF([.F64]=&quot;IntegerProperty&quot;;&quot;int(&quot;&amp;[.E64]&amp;&quot;)&quot;;[.E64])&amp;&quot;,&quot;;&quot;&quot;)" office:value-type="string" office:string-value="ingress_client_bill_time=int(ingress_client_bill_time)," calcext:value-type="string">
            <text:p>ingress_client_bill_time=int(ingress_client_bill_time),</text:p>
          </table:table-cell>
          <table:table-cell office:value-type="float" office:value="62" calcext:value-type="float">
            <text:p>62</text:p>
          </table:table-cell>
          <table:table-cell table:style-name="ce5" table:formula="of:=IF(NOT(ISBLANK([.B64]));[.E64];&quot;_&quot;)&amp;&quot;,&quot;" office:value-type="string" office:string-value="ingress_client_bill_time," calcext:value-type="string">
            <text:p>ingress_client_bill_ti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3 ingress_client_bill_resul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65]; SEARCH(&quot; &quot;;[.A65])+1; LEN([.A65]))" office:value-type="string" office:string-value="ingress_client_bill_result" calcext:value-type="string">
            <text:p>ingress_client_bill_resul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5]));[.E65]&amp;&quot; = ndb.&quot;&amp;[.F65]&amp;&quot;()&quot;;&quot;&quot;)">
            <text:p/>
          </table:table-cell>
          <table:table-cell table:formula="of:=IF(NOT(ISBLANK([.B65]));[.E65]&amp;&quot;=&quot;&amp;IF([.F65]=&quot;IntegerProperty&quot;;&quot;int(&quot;&amp;[.E65]&amp;&quot;)&quot;;[.E65])&amp;&quot;,&quot;;&quot;&quot;)">
            <text:p/>
          </table:table-cell>
          <table:table-cell office:value-type="float" office:value="63" calcext:value-type="float">
            <text:p>63</text:p>
          </table:table-cell>
          <table:table-cell table:style-name="ce5" table:formula="of:=IF(NOT(ISBLANK([.B65]));[.E6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 ingress_client_cost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66]; SEARCH(&quot; &quot;;[.A66])+1; LEN([.A66]))" office:value-type="string" office:string-value="ingress_client_cost" calcext:value-type="string">
            <text:p>ingress_client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6]));[.E66]&amp;&quot; = ndb.&quot;&amp;[.F66]&amp;&quot;()&quot;;&quot;&quot;)" office:value-type="string" office:string-value="ingress_client_cost = ndb.IntegerProperty()" calcext:value-type="string">
            <text:p>ingress_client_cost = ndb.IntegerProperty()</text:p>
          </table:table-cell>
          <table:table-cell table:formula="of:=IF(NOT(ISBLANK([.B66]));[.E66]&amp;&quot;=&quot;&amp;IF([.F66]=&quot;IntegerProperty&quot;;&quot;int(&quot;&amp;[.E66]&amp;&quot;)&quot;;[.E66])&amp;&quot;,&quot;;&quot;&quot;)" office:value-type="string" office:string-value="ingress_client_cost=int(ingress_client_cost)," calcext:value-type="string">
            <text:p>ingress_client_cost=int(ingress_client_cost),</text:p>
          </table:table-cell>
          <table:table-cell office:value-type="float" office:value="64" calcext:value-type="float">
            <text:p>64</text:p>
          </table:table-cell>
          <table:table-cell table:style-name="ce5" table:formula="of:=IF(NOT(ISBLANK([.B66]));[.E66];&quot;_&quot;)&amp;&quot;,&quot;" office:value-type="string" office:string-value="ingress_client_cost," calcext:value-type="string">
            <text:p>ingress_client_cost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 egress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MID([.A67]; SEARCH(&quot; &quot;;[.A67])+1; LEN([.A67]))" office:value-type="string" office:string-value="egress_id" calcext:value-type="string">
            <text:p>egress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7]));[.E67]&amp;&quot; = ndb.&quot;&amp;[.F67]&amp;&quot;()&quot;;&quot;&quot;)" office:value-type="string" office:string-value="egress_id = ndb.IntegerProperty()" calcext:value-type="string">
            <text:p>egress_id = ndb.IntegerProperty()</text:p>
          </table:table-cell>
          <table:table-cell table:formula="of:=IF(NOT(ISBLANK([.B67]));[.E67]&amp;&quot;=&quot;&amp;IF([.F67]=&quot;IntegerProperty&quot;;&quot;int(&quot;&amp;[.E67]&amp;&quot;)&quot;;[.E67])&amp;&quot;,&quot;;&quot;&quot;)" office:value-type="string" office:string-value="egress_id=int(egress_id)," calcext:value-type="string">
            <text:p>egress_id=int(egress_id),</text:p>
          </table:table-cell>
          <table:table-cell office:value-type="float" office:value="65" calcext:value-type="float">
            <text:p>65</text:p>
          </table:table-cell>
          <table:table-cell table:style-name="ce5" table:formula="of:=IF(NOT(ISBLANK([.B67]));[.E67];&quot;_&quot;)&amp;&quot;,&quot;" office:value-type="string" office:string-value="egress_id," calcext:value-type="string">
            <text:p>egress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6 egress_rate_table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MID([.A68]; SEARCH(&quot; &quot;;[.A68])+1; LEN([.A68]))" office:value-type="string" office:string-value="egress_rate_table_id" calcext:value-type="string">
            <text:p>egress_rate_tabl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8]));[.E68]&amp;&quot; = ndb.&quot;&amp;[.F68]&amp;&quot;()&quot;;&quot;&quot;)" office:value-type="string" office:string-value="egress_rate_table_id = ndb.IntegerProperty()" calcext:value-type="string">
            <text:p>egress_rate_table_id = ndb.IntegerProperty()</text:p>
          </table:table-cell>
          <table:table-cell table:formula="of:=IF(NOT(ISBLANK([.B68]));[.E68]&amp;&quot;=&quot;&amp;IF([.F68]=&quot;IntegerProperty&quot;;&quot;int(&quot;&amp;[.E68]&amp;&quot;)&quot;;[.E68])&amp;&quot;,&quot;;&quot;&quot;)" office:value-type="string" office:string-value="egress_rate_table_id=int(egress_rate_table_id)," calcext:value-type="string">
            <text:p>egress_rate_table_id=int(egress_rate_table_id),</text:p>
          </table:table-cell>
          <table:table-cell office:value-type="float" office:value="66" calcext:value-type="float">
            <text:p>66</text:p>
          </table:table-cell>
          <table:table-cell table:style-name="ce5" table:formula="of:=IF(NOT(ISBLANK([.B68]));[.E68];&quot;_&quot;)&amp;&quot;,&quot;" office:value-type="string" office:string-value="egress_rate_table_id," calcext:value-type="string">
            <text:p>egress_rate_table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 egress_rat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.0041" calcext:value-type="float">
            <text:p>0.0041</text:p>
          </table:table-cell>
          <table:table-cell table:formula="of:=MID([.A69]; SEARCH(&quot; &quot;;[.A69])+1; LEN([.A69]))" office:value-type="string" office:string-value="egress_rate" calcext:value-type="string">
            <text:p>egress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9]));[.E69]&amp;&quot; = ndb.&quot;&amp;[.F69]&amp;&quot;()&quot;;&quot;&quot;)" office:value-type="string" office:string-value="egress_rate = ndb.FloatProperty()" calcext:value-type="string">
            <text:p>egress_rate = ndb.FloatProperty()</text:p>
          </table:table-cell>
          <table:table-cell table:formula="of:=IF(NOT(ISBLANK([.B69]));[.E69]&amp;&quot;=&quot;&amp;IF([.F69]=&quot;IntegerProperty&quot;;&quot;int(&quot;&amp;[.E69]&amp;&quot;)&quot;;[.E69])&amp;&quot;,&quot;;&quot;&quot;)" office:value-type="string" office:string-value="egress_rate=egress_rate," calcext:value-type="string">
            <text:p>egress_rate=egress_rate,</text:p>
          </table:table-cell>
          <table:table-cell office:value-type="float" office:value="67" calcext:value-type="float">
            <text:p>67</text:p>
          </table:table-cell>
          <table:table-cell table:style-name="ce5" table:formula="of:=IF(NOT(ISBLANK([.B69]));[.E69];&quot;_&quot;)&amp;&quot;,&quot;" office:value-type="string" office:string-value="egress_rate," calcext:value-type="string">
            <text:p>egress_rat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 egress_cost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70]; SEARCH(&quot; &quot;;[.A70])+1; LEN([.A70]))" office:value-type="string" office:string-value="egress_cost" calcext:value-type="string">
            <text:p>egress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0]));[.E70]&amp;&quot; = ndb.&quot;&amp;[.F70]&amp;&quot;()&quot;;&quot;&quot;)" office:value-type="string" office:string-value="egress_cost = ndb.IntegerProperty()" calcext:value-type="string">
            <text:p>egress_cost = ndb.IntegerProperty()</text:p>
          </table:table-cell>
          <table:table-cell table:formula="of:=IF(NOT(ISBLANK([.B70]));[.E70]&amp;&quot;=&quot;&amp;IF([.F70]=&quot;IntegerProperty&quot;;&quot;int(&quot;&amp;[.E70]&amp;&quot;)&quot;;[.E70])&amp;&quot;,&quot;;&quot;&quot;)" office:value-type="string" office:string-value="egress_cost=int(egress_cost)," calcext:value-type="string">
            <text:p>egress_cost=int(egress_cost),</text:p>
          </table:table-cell>
          <table:table-cell office:value-type="float" office:value="68" calcext:value-type="float">
            <text:p>68</text:p>
          </table:table-cell>
          <table:table-cell table:style-name="ce5" table:formula="of:=IF(NOT(ISBLANK([.B70]));[.E70];&quot;_&quot;)&amp;&quot;,&quot;" office:value-type="string" office:string-value="egress_cost," calcext:value-type="string">
            <text:p>egress_cost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9 egress_bill_ti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71]; SEARCH(&quot; &quot;;[.A71])+1; LEN([.A71]))" office:value-type="string" office:string-value="egress_bill_time" calcext:value-type="string">
            <text:p>egress_bill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1]));[.E71]&amp;&quot; = ndb.&quot;&amp;[.F71]&amp;&quot;()&quot;;&quot;&quot;)" office:value-type="string" office:string-value="egress_bill_time = ndb.IntegerProperty()" calcext:value-type="string">
            <text:p>egress_bill_time = ndb.IntegerProperty()</text:p>
          </table:table-cell>
          <table:table-cell table:formula="of:=IF(NOT(ISBLANK([.B71]));[.E71]&amp;&quot;=&quot;&amp;IF([.F71]=&quot;IntegerProperty&quot;;&quot;int(&quot;&amp;[.E71]&amp;&quot;)&quot;;[.E71])&amp;&quot;,&quot;;&quot;&quot;)" office:value-type="string" office:string-value="egress_bill_time=int(egress_bill_time)," calcext:value-type="string">
            <text:p>egress_bill_time=int(egress_bill_time),</text:p>
          </table:table-cell>
          <table:table-cell office:value-type="float" office:value="69" calcext:value-type="float">
            <text:p>69</text:p>
          </table:table-cell>
          <table:table-cell table:style-name="ce5" table:formula="of:=IF(NOT(ISBLANK([.B71]));[.E71];&quot;_&quot;)&amp;&quot;,&quot;" office:value-type="string" office:string-value="egress_bill_time," calcext:value-type="string">
            <text:p>egress_bill_ti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0 egress_client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MID([.A72]; SEARCH(&quot; &quot;;[.A72])+1; LEN([.A72]))" office:value-type="string" office:string-value="egress_client_id" calcext:value-type="string">
            <text:p>egress_cli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2]));[.E72]&amp;&quot; = ndb.&quot;&amp;[.F72]&amp;&quot;()&quot;;&quot;&quot;)" office:value-type="string" office:string-value="egress_client_id = ndb.IntegerProperty()" calcext:value-type="string">
            <text:p>egress_client_id = ndb.IntegerProperty()</text:p>
          </table:table-cell>
          <table:table-cell table:formula="of:=IF(NOT(ISBLANK([.B72]));[.E72]&amp;&quot;=&quot;&amp;IF([.F72]=&quot;IntegerProperty&quot;;&quot;int(&quot;&amp;[.E72]&amp;&quot;)&quot;;[.E72])&amp;&quot;,&quot;;&quot;&quot;)" office:value-type="string" office:string-value="egress_client_id=int(egress_client_id)," calcext:value-type="string">
            <text:p>egress_client_id=int(egress_client_id),</text:p>
          </table:table-cell>
          <table:table-cell office:value-type="float" office:value="70" calcext:value-type="float">
            <text:p>70</text:p>
          </table:table-cell>
          <table:table-cell table:style-name="ce5" table:formula="of:=IF(NOT(ISBLANK([.B72]));[.E72];&quot;_&quot;)&amp;&quot;,&quot;" office:value-type="string" office:string-value="egress_client_id," calcext:value-type="string">
            <text:p>egress_client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 egress_client_currency_id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MID([.A73]; SEARCH(&quot; &quot;;[.A73])+1; LEN([.A73]))" office:value-type="string" office:string-value="egress_client_currency_id" calcext:value-type="string">
            <text:p>egress_client_currency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3]));[.E73]&amp;&quot; = ndb.&quot;&amp;[.F73]&amp;&quot;()&quot;;&quot;&quot;)">
            <text:p/>
          </table:table-cell>
          <table:table-cell table:formula="of:=IF(NOT(ISBLANK([.B73]));[.E73]&amp;&quot;=&quot;&amp;IF([.F73]=&quot;IntegerProperty&quot;;&quot;int(&quot;&amp;[.E73]&amp;&quot;)&quot;;[.E73])&amp;&quot;,&quot;;&quot;&quot;)">
            <text:p/>
          </table:table-cell>
          <table:table-cell office:value-type="float" office:value="71" calcext:value-type="float">
            <text:p>71</text:p>
          </table:table-cell>
          <table:table-cell table:style-name="ce5" table:formula="of:=IF(NOT(ISBLANK([.B73]));[.E7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2 egress_client_currency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74]; SEARCH(&quot; &quot;;[.A74])+1; LEN([.A74]))" office:value-type="string" office:string-value="egress_client_currency" calcext:value-type="string">
            <text:p>egress_client_currenc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74]));[.E74]&amp;&quot; = ndb.&quot;&amp;[.F74]&amp;&quot;()&quot;;&quot;&quot;)">
            <text:p/>
          </table:table-cell>
          <table:table-cell table:formula="of:=IF(NOT(ISBLANK([.B74]));[.E74]&amp;&quot;=&quot;&amp;IF([.F74]=&quot;IntegerProperty&quot;;&quot;int(&quot;&amp;[.E74]&amp;&quot;)&quot;;[.E74])&amp;&quot;,&quot;;&quot;&quot;)">
            <text:p/>
          </table:table-cell>
          <table:table-cell office:value-type="float" office:value="72" calcext:value-type="float">
            <text:p>72</text:p>
          </table:table-cell>
          <table:table-cell table:style-name="ce5" table:formula="of:=IF(NOT(ISBLANK([.B74]));[.E74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 egress_six_second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75]; SEARCH(&quot; &quot;;[.A75])+1; LEN([.A75]))" office:value-type="string" office:string-value="egress_six_seconds" calcext:value-type="string">
            <text:p>egress_six_second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5]));[.E75]&amp;&quot; = ndb.&quot;&amp;[.F75]&amp;&quot;()&quot;;&quot;&quot;)">
            <text:p/>
          </table:table-cell>
          <table:table-cell table:formula="of:=IF(NOT(ISBLANK([.B75]));[.E75]&amp;&quot;=&quot;&amp;IF([.F75]=&quot;IntegerProperty&quot;;&quot;int(&quot;&amp;[.E75]&amp;&quot;)&quot;;[.E75])&amp;&quot;,&quot;;&quot;&quot;)">
            <text:p/>
          </table:table-cell>
          <table:table-cell office:value-type="float" office:value="73" calcext:value-type="float">
            <text:p>73</text:p>
          </table:table-cell>
          <table:table-cell table:style-name="ce5" table:formula="of:=IF(NOT(ISBLANK([.B75]));[.E7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4 egress_bill_minutes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76]; SEARCH(&quot; &quot;;[.A76])+1; LEN([.A76]))" office:value-type="string" office:string-value="egress_bill_minutes" calcext:value-type="string">
            <text:p>egress_bill_minute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6]));[.E76]&amp;&quot; = ndb.&quot;&amp;[.F76]&amp;&quot;()&quot;;&quot;&quot;)" office:value-type="string" office:string-value="egress_bill_minutes = ndb.IntegerProperty()" calcext:value-type="string">
            <text:p>egress_bill_minutes = ndb.IntegerProperty()</text:p>
          </table:table-cell>
          <table:table-cell table:formula="of:=IF(NOT(ISBLANK([.B76]));[.E76]&amp;&quot;=&quot;&amp;IF([.F76]=&quot;IntegerProperty&quot;;&quot;int(&quot;&amp;[.E76]&amp;&quot;)&quot;;[.E76])&amp;&quot;,&quot;;&quot;&quot;)" office:value-type="string" office:string-value="egress_bill_minutes=int(egress_bill_minutes)," calcext:value-type="string">
            <text:p>egress_bill_minutes=int(egress_bill_minutes),</text:p>
          </table:table-cell>
          <table:table-cell office:value-type="float" office:value="74" calcext:value-type="float">
            <text:p>74</text:p>
          </table:table-cell>
          <table:table-cell table:style-name="ce5" table:formula="of:=IF(NOT(ISBLANK([.B76]));[.E76];&quot;_&quot;)&amp;&quot;,&quot;" office:value-type="string" office:string-value="egress_bill_minutes," calcext:value-type="string">
            <text:p>egress_bill_minutes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 egress_bill_resul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77]; SEARCH(&quot; &quot;;[.A77])+1; LEN([.A77]))" office:value-type="string" office:string-value="egress_bill_result" calcext:value-type="string">
            <text:p>egress_bill_resul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7]));[.E77]&amp;&quot; = ndb.&quot;&amp;[.F77]&amp;&quot;()&quot;;&quot;&quot;)">
            <text:p/>
          </table:table-cell>
          <table:table-cell table:formula="of:=IF(NOT(ISBLANK([.B77]));[.E77]&amp;&quot;=&quot;&amp;IF([.F77]=&quot;IntegerProperty&quot;;&quot;int(&quot;&amp;[.E77]&amp;&quot;)&quot;;[.E77])&amp;&quot;,&quot;;&quot;&quot;)">
            <text:p/>
          </table:table-cell>
          <table:table-cell office:value-type="float" office:value="75" calcext:value-type="float">
            <text:p>75</text:p>
          </table:table-cell>
          <table:table-cell table:style-name="ce5" table:formula="of:=IF(NOT(ISBLANK([.B77]));[.E7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6 ingress_bill_minutes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78]; SEARCH(&quot; &quot;;[.A78])+1; LEN([.A78]))" office:value-type="string" office:string-value="ingress_bill_minutes" calcext:value-type="string">
            <text:p>ingress_bill_minute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8]));[.E78]&amp;&quot; = ndb.&quot;&amp;[.F78]&amp;&quot;()&quot;;&quot;&quot;)" office:value-type="string" office:string-value="ingress_bill_minutes = ndb.IntegerProperty()" calcext:value-type="string">
            <text:p>ingress_bill_minutes = ndb.IntegerProperty()</text:p>
          </table:table-cell>
          <table:table-cell table:formula="of:=IF(NOT(ISBLANK([.B78]));[.E78]&amp;&quot;=&quot;&amp;IF([.F78]=&quot;IntegerProperty&quot;;&quot;int(&quot;&amp;[.E78]&amp;&quot;)&quot;;[.E78])&amp;&quot;,&quot;;&quot;&quot;)" office:value-type="string" office:string-value="ingress_bill_minutes=int(ingress_bill_minutes)," calcext:value-type="string">
            <text:p>ingress_bill_minutes=int(ingress_bill_minutes),</text:p>
          </table:table-cell>
          <table:table-cell office:value-type="float" office:value="76" calcext:value-type="float">
            <text:p>76</text:p>
          </table:table-cell>
          <table:table-cell table:style-name="ce5" table:formula="of:=IF(NOT(ISBLANK([.B78]));[.E78];&quot;_&quot;)&amp;&quot;,&quot;" office:value-type="string" office:string-value="ingress_bill_minutes," calcext:value-type="string">
            <text:p>ingress_bill_minutes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7 ingress_dnis_typ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79]; SEARCH(&quot; &quot;;[.A79])+1; LEN([.A79]))" office:value-type="string" office:string-value="ingress_dnis_type" calcext:value-type="string">
            <text:p>ingress_dnis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9]));[.E79]&amp;&quot; = ndb.&quot;&amp;[.F79]&amp;&quot;()&quot;;&quot;&quot;)">
            <text:p/>
          </table:table-cell>
          <table:table-cell table:formula="of:=IF(NOT(ISBLANK([.B79]));[.E79]&amp;&quot;=&quot;&amp;IF([.F79]=&quot;IntegerProperty&quot;;&quot;int(&quot;&amp;[.E79]&amp;&quot;)&quot;;[.E79])&amp;&quot;,&quot;;&quot;&quot;)">
            <text:p/>
          </table:table-cell>
          <table:table-cell office:value-type="float" office:value="77" calcext:value-type="float">
            <text:p>77</text:p>
          </table:table-cell>
          <table:table-cell table:style-name="ce5" table:formula="of:=IF(NOT(ISBLANK([.B79]));[.E7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 ingress_rate_typ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MID([.A80]; SEARCH(&quot; &quot;;[.A80])+1; LEN([.A80]))" office:value-type="string" office:string-value="ingress_rate_type" calcext:value-type="string">
            <text:p>ingress_rate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0]));[.E80]&amp;&quot; = ndb.&quot;&amp;[.F80]&amp;&quot;()&quot;;&quot;&quot;)" office:value-type="string" office:string-value="ingress_rate_type = ndb.IntegerProperty()" calcext:value-type="string">
            <text:p>ingress_rate_type = ndb.IntegerProperty()</text:p>
          </table:table-cell>
          <table:table-cell table:formula="of:=IF(NOT(ISBLANK([.B80]));[.E80]&amp;&quot;=&quot;&amp;IF([.F80]=&quot;IntegerProperty&quot;;&quot;int(&quot;&amp;[.E80]&amp;&quot;)&quot;;[.E80])&amp;&quot;,&quot;;&quot;&quot;)" office:value-type="string" office:string-value="ingress_rate_type=int(ingress_rate_type)," calcext:value-type="string">
            <text:p>ingress_rate_type=int(ingress_rate_type),</text:p>
          </table:table-cell>
          <table:table-cell office:value-type="float" office:value="78" calcext:value-type="float">
            <text:p>78</text:p>
          </table:table-cell>
          <table:table-cell table:style-name="ce5" table:formula="of:=IF(NOT(ISBLANK([.B80]));[.E80];&quot;_&quot;)&amp;&quot;,&quot;" office:value-type="string" office:string-value="ingress_rate_type," calcext:value-type="string">
            <text:p>ingress_rate_typ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9 lrn_number_vendo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MID([.A81]; SEARCH(&quot; &quot;;[.A81])+1; LEN([.A81]))" office:value-type="string" office:string-value="lrn_number_vendor" calcext:value-type="string">
            <text:p>lrn_number_vendo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1]));[.E81]&amp;&quot; = ndb.&quot;&amp;[.F81]&amp;&quot;()&quot;;&quot;&quot;)">
            <text:p/>
          </table:table-cell>
          <table:table-cell table:formula="of:=IF(NOT(ISBLANK([.B81]));[.E81]&amp;&quot;=&quot;&amp;IF([.F81]=&quot;IntegerProperty&quot;;&quot;int(&quot;&amp;[.E81]&amp;&quot;)&quot;;[.E81])&amp;&quot;,&quot;;&quot;&quot;)">
            <text:p/>
          </table:table-cell>
          <table:table-cell office:value-type="float" office:value="79" calcext:value-type="float">
            <text:p>79</text:p>
          </table:table-cell>
          <table:table-cell table:style-name="ce5" table:formula="of:=IF(NOT(ISBLANK([.B81]));[.E8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0 lrn_dnis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6267933411" calcext:value-type="float">
            <text:p>16267933411</text:p>
          </table:table-cell>
          <table:table-cell table:formula="of:=MID([.A82]; SEARCH(&quot; &quot;;[.A82])+1; LEN([.A82]))" office:value-type="string" office:string-value="lrn_dnis" calcext:value-type="string">
            <text:p>lrn_dni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2]));[.E82]&amp;&quot; = ndb.&quot;&amp;[.F82]&amp;&quot;()&quot;;&quot;&quot;)" office:value-type="string" office:string-value="lrn_dnis = ndb.IntegerProperty()" calcext:value-type="string">
            <text:p>lrn_dnis = ndb.IntegerProperty()</text:p>
          </table:table-cell>
          <table:table-cell table:formula="of:=IF(NOT(ISBLANK([.B82]));[.E82]&amp;&quot;=&quot;&amp;IF([.F82]=&quot;IntegerProperty&quot;;&quot;int(&quot;&amp;[.E82]&amp;&quot;)&quot;;[.E82])&amp;&quot;,&quot;;&quot;&quot;)" office:value-type="string" office:string-value="lrn_dnis=int(lrn_dnis)," calcext:value-type="string">
            <text:p>lrn_dnis=int(lrn_dnis),</text:p>
          </table:table-cell>
          <table:table-cell office:value-type="float" office:value="80" calcext:value-type="float">
            <text:p>80</text:p>
          </table:table-cell>
          <table:table-cell table:style-name="ce5" table:formula="of:=IF(NOT(ISBLANK([.B82]));[.E82];&quot;_&quot;)&amp;&quot;,&quot;" office:value-type="string" office:string-value="lrn_dnis," calcext:value-type="string">
            <text:p>lrn_dnis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 egress_dnis_typ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MID([.A83]; SEARCH(&quot; &quot;;[.A83])+1; LEN([.A83]))" office:value-type="string" office:string-value="egress_dnis_type" calcext:value-type="string">
            <text:p>egress_dnis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3]));[.E83]&amp;&quot; = ndb.&quot;&amp;[.F83]&amp;&quot;()&quot;;&quot;&quot;)">
            <text:p/>
          </table:table-cell>
          <table:table-cell table:formula="of:=IF(NOT(ISBLANK([.B83]));[.E83]&amp;&quot;=&quot;&amp;IF([.F83]=&quot;IntegerProperty&quot;;&quot;int(&quot;&amp;[.E83]&amp;&quot;)&quot;;[.E83])&amp;&quot;,&quot;;&quot;&quot;)">
            <text:p/>
          </table:table-cell>
          <table:table-cell office:value-type="float" office:value="81" calcext:value-type="float">
            <text:p>81</text:p>
          </table:table-cell>
          <table:table-cell table:style-name="ce5" table:formula="of:=IF(NOT(ISBLANK([.B83]));[.E8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 egress_rate_typ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MID([.A84]; SEARCH(&quot; &quot;;[.A84])+1; LEN([.A84]))" office:value-type="string" office:string-value="egress_rate_type" calcext:value-type="string">
            <text:p>egress_rate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4]));[.E84]&amp;&quot; = ndb.&quot;&amp;[.F84]&amp;&quot;()&quot;;&quot;&quot;)" office:value-type="string" office:string-value="egress_rate_type = ndb.IntegerProperty()" calcext:value-type="string">
            <text:p>egress_rate_type = ndb.IntegerProperty()</text:p>
          </table:table-cell>
          <table:table-cell table:formula="of:=IF(NOT(ISBLANK([.B84]));[.E84]&amp;&quot;=&quot;&amp;IF([.F84]=&quot;IntegerProperty&quot;;&quot;int(&quot;&amp;[.E84]&amp;&quot;)&quot;;[.E84])&amp;&quot;,&quot;;&quot;&quot;)" office:value-type="string" office:string-value="egress_rate_type=int(egress_rate_type)," calcext:value-type="string">
            <text:p>egress_rate_type=int(egress_rate_type),</text:p>
          </table:table-cell>
          <table:table-cell office:value-type="float" office:value="82" calcext:value-type="float">
            <text:p>82</text:p>
          </table:table-cell>
          <table:table-cell table:style-name="ce5" table:formula="of:=IF(NOT(ISBLANK([.B84]));[.E84];&quot;_&quot;)&amp;&quot;,&quot;" office:value-type="string" office:string-value="egress_rate_type," calcext:value-type="string">
            <text:p>egress_rate_typ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3 item_id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85]; SEARCH(&quot; &quot;;[.A85])+1; LEN([.A85]))" office:value-type="string" office:string-value="item_id" calcext:value-type="string">
            <text:p>item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5]));[.E85]&amp;&quot; = ndb.&quot;&amp;[.F85]&amp;&quot;()&quot;;&quot;&quot;)">
            <text:p/>
          </table:table-cell>
          <table:table-cell table:formula="of:=IF(NOT(ISBLANK([.B85]));[.E85]&amp;&quot;=&quot;&amp;IF([.F85]=&quot;IntegerProperty&quot;;&quot;int(&quot;&amp;[.E85]&amp;&quot;)&quot;;[.E85])&amp;&quot;,&quot;;&quot;&quot;)">
            <text:p/>
          </table:table-cell>
          <table:table-cell office:value-type="float" office:value="83" calcext:value-type="float">
            <text:p>83</text:p>
          </table:table-cell>
          <table:table-cell table:style-name="ce5" table:formula="of:=IF(NOT(ISBLANK([.B85]));[.E8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 translation_ani</text:p>
          </table:table-cell>
          <table:table-cell table:number-columns-repeated="2"/>
          <table:table-cell table:style-name="ce2" office:value-type="float" office:value="6263334444" calcext:value-type="float">
            <text:p>6263334444</text:p>
          </table:table-cell>
          <table:table-cell table:formula="of:=MID([.A86]; SEARCH(&quot; &quot;;[.A86])+1; LEN([.A86]))" office:value-type="string" office:string-value="translation_ani" calcext:value-type="string">
            <text:p>translation_ani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6]));[.E86]&amp;&quot; = ndb.&quot;&amp;[.F86]&amp;&quot;()&quot;;&quot;&quot;)">
            <text:p/>
          </table:table-cell>
          <table:table-cell table:formula="of:=IF(NOT(ISBLANK([.B86]));[.E86]&amp;&quot;=&quot;&amp;IF([.F86]=&quot;IntegerProperty&quot;;&quot;int(&quot;&amp;[.E86]&amp;&quot;)&quot;;[.E86])&amp;&quot;,&quot;;&quot;&quot;)">
            <text:p/>
          </table:table-cell>
          <table:table-cell office:value-type="float" office:value="84" calcext:value-type="float">
            <text:p>84</text:p>
          </table:table-cell>
          <table:table-cell table:style-name="ce5" table:formula="of:=IF(NOT(ISBLANK([.B86]));[.E8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 ingress_rate_id</text:p>
          </table:table-cell>
          <table:table-cell table:number-columns-repeated="2"/>
          <table:table-cell table:style-name="ce2" office:value-type="float" office:value="4734008" calcext:value-type="float">
            <text:p>4734008</text:p>
          </table:table-cell>
          <table:table-cell table:formula="of:=MID([.A87]; SEARCH(&quot; &quot;;[.A87])+1; LEN([.A87]))" office:value-type="string" office:string-value="ingress_rate_id" calcext:value-type="string">
            <text:p>ingress_rat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7]));[.E87]&amp;&quot; = ndb.&quot;&amp;[.F87]&amp;&quot;()&quot;;&quot;&quot;)">
            <text:p/>
          </table:table-cell>
          <table:table-cell table:formula="of:=IF(NOT(ISBLANK([.B87]));[.E87]&amp;&quot;=&quot;&amp;IF([.F87]=&quot;IntegerProperty&quot;;&quot;int(&quot;&amp;[.E87]&amp;&quot;)&quot;;[.E87])&amp;&quot;,&quot;;&quot;&quot;)">
            <text:p/>
          </table:table-cell>
          <table:table-cell office:value-type="float" office:value="85" calcext:value-type="float">
            <text:p>85</text:p>
          </table:table-cell>
          <table:table-cell table:style-name="ce5" table:formula="of:=IF(NOT(ISBLANK([.B87]));[.E8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6 egress_rate_id</text:p>
          </table:table-cell>
          <table:table-cell table:number-columns-repeated="2"/>
          <table:table-cell table:style-name="ce2" office:value-type="float" office:value="97005" calcext:value-type="float">
            <text:p>97005</text:p>
          </table:table-cell>
          <table:table-cell table:formula="of:=MID([.A88]; SEARCH(&quot; &quot;;[.A88])+1; LEN([.A88]))" office:value-type="string" office:string-value="egress_rate_id" calcext:value-type="string">
            <text:p>egress_rat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8]));[.E88]&amp;&quot; = ndb.&quot;&amp;[.F88]&amp;&quot;()&quot;;&quot;&quot;)">
            <text:p/>
          </table:table-cell>
          <table:table-cell table:formula="of:=IF(NOT(ISBLANK([.B88]));[.E88]&amp;&quot;=&quot;&amp;IF([.F88]=&quot;IntegerProperty&quot;;&quot;int(&quot;&amp;[.E88]&amp;&quot;)&quot;;[.E88])&amp;&quot;,&quot;;&quot;&quot;)">
            <text:p/>
          </table:table-cell>
          <table:table-cell office:value-type="float" office:value="86" calcext:value-type="float">
            <text:p>86</text:p>
          </table:table-cell>
          <table:table-cell table:style-name="ce5" table:formula="of:=IF(NOT(ISBLANK([.B88]));[.E8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7 orig_cod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formula="of:=MID([.A89]; SEARCH(&quot; &quot;;[.A89])+1; LEN([.A89]))" office:value-type="string" office:string-value="orig_code" calcext:value-type="string">
            <text:p>orig_cod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9]));[.E89]&amp;&quot; = ndb.&quot;&amp;[.F89]&amp;&quot;()&quot;;&quot;&quot;)" office:value-type="string" office:string-value="orig_code = ndb.IntegerProperty()" calcext:value-type="string">
            <text:p>orig_code = ndb.IntegerProperty()</text:p>
          </table:table-cell>
          <table:table-cell table:formula="of:=IF(NOT(ISBLANK([.B89]));[.E89]&amp;&quot;=&quot;&amp;IF([.F89]=&quot;IntegerProperty&quot;;&quot;int(&quot;&amp;[.E89]&amp;&quot;)&quot;;[.E89])&amp;&quot;,&quot;;&quot;&quot;)" office:value-type="string" office:string-value="orig_code=int(orig_code)," calcext:value-type="string">
            <text:p>orig_code=int(orig_code),</text:p>
          </table:table-cell>
          <table:table-cell office:value-type="float" office:value="87" calcext:value-type="float">
            <text:p>87</text:p>
          </table:table-cell>
          <table:table-cell table:style-name="ce5" table:formula="of:=IF(NOT(ISBLANK([.B89]));[.E89];&quot;_&quot;)&amp;&quot;,&quot;" office:value-type="string" office:string-value="orig_code," calcext:value-type="string">
            <text:p>orig_cod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 orig_code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United States</text:p>
          </table:table-cell>
          <table:table-cell table:formula="of:=MID([.A90]; SEARCH(&quot; &quot;;[.A90])+1; LEN([.A90]))" office:value-type="string" office:string-value="orig_code_name" calcext:value-type="string">
            <text:p>orig_code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0]));[.E90]&amp;&quot; = ndb.&quot;&amp;[.F90]&amp;&quot;()&quot;;&quot;&quot;)" office:value-type="string" office:string-value="orig_code_name = ndb.StringProperty()" calcext:value-type="string">
            <text:p>orig_code_name = ndb.StringProperty()</text:p>
          </table:table-cell>
          <table:table-cell table:formula="of:=IF(NOT(ISBLANK([.B90]));[.E90]&amp;&quot;=&quot;&amp;IF([.F90]=&quot;IntegerProperty&quot;;&quot;int(&quot;&amp;[.E90]&amp;&quot;)&quot;;[.E90])&amp;&quot;,&quot;;&quot;&quot;)" office:value-type="string" office:string-value="orig_code_name=orig_code_name," calcext:value-type="string">
            <text:p>orig_code_name=orig_code_name,</text:p>
          </table:table-cell>
          <table:table-cell office:value-type="float" office:value="88" calcext:value-type="float">
            <text:p>88</text:p>
          </table:table-cell>
          <table:table-cell table:style-name="ce5" table:formula="of:=IF(NOT(ISBLANK([.B90]));[.E90];&quot;_&quot;)&amp;&quot;,&quot;" office:value-type="string" office:string-value="orig_code_name," calcext:value-type="string">
            <text:p>orig_code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 orig_country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United States</text:p>
          </table:table-cell>
          <table:table-cell table:formula="of:=MID([.A91]; SEARCH(&quot; &quot;;[.A91])+1; LEN([.A91]))" office:value-type="string" office:string-value="orig_country" calcext:value-type="string">
            <text:p>orig_countr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1]));[.E91]&amp;&quot; = ndb.&quot;&amp;[.F91]&amp;&quot;()&quot;;&quot;&quot;)" office:value-type="string" office:string-value="orig_country = ndb.StringProperty()" calcext:value-type="string">
            <text:p>orig_country = ndb.StringProperty()</text:p>
          </table:table-cell>
          <table:table-cell table:formula="of:=IF(NOT(ISBLANK([.B91]));[.E91]&amp;&quot;=&quot;&amp;IF([.F91]=&quot;IntegerProperty&quot;;&quot;int(&quot;&amp;[.E91]&amp;&quot;)&quot;;[.E91])&amp;&quot;,&quot;;&quot;&quot;)" office:value-type="string" office:string-value="orig_country=orig_country," calcext:value-type="string">
            <text:p>orig_country=orig_country,</text:p>
          </table:table-cell>
          <table:table-cell office:value-type="float" office:value="89" calcext:value-type="float">
            <text:p>89</text:p>
          </table:table-cell>
          <table:table-cell table:style-name="ce5" table:formula="of:=IF(NOT(ISBLANK([.B91]));[.E91];&quot;_&quot;)&amp;&quot;,&quot;" office:value-type="string" office:string-value="orig_country," calcext:value-type="string">
            <text:p>orig_country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0 term_cod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626793" calcext:value-type="float">
            <text:p>1626793</text:p>
          </table:table-cell>
          <table:table-cell table:formula="of:=MID([.A92]; SEARCH(&quot; &quot;;[.A92])+1; LEN([.A92]))" office:value-type="string" office:string-value="term_code" calcext:value-type="string">
            <text:p>term_cod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2]));[.E92]&amp;&quot; = ndb.&quot;&amp;[.F92]&amp;&quot;()&quot;;&quot;&quot;)" office:value-type="string" office:string-value="term_code = ndb.IntegerProperty()" calcext:value-type="string">
            <text:p>term_code = ndb.IntegerProperty()</text:p>
          </table:table-cell>
          <table:table-cell table:formula="of:=IF(NOT(ISBLANK([.B92]));[.E92]&amp;&quot;=&quot;&amp;IF([.F92]=&quot;IntegerProperty&quot;;&quot;int(&quot;&amp;[.E92]&amp;&quot;)&quot;;[.E92])&amp;&quot;,&quot;;&quot;&quot;)" office:value-type="string" office:string-value="term_code=int(term_code)," calcext:value-type="string">
            <text:p>term_code=int(term_code),</text:p>
          </table:table-cell>
          <table:table-cell office:value-type="float" office:value="90" calcext:value-type="float">
            <text:p>90</text:p>
          </table:table-cell>
          <table:table-cell table:style-name="ce5" table:formula="of:=IF(NOT(ISBLANK([.B92]));[.E92];&quot;_&quot;)&amp;&quot;,&quot;" office:value-type="string" office:string-value="term_code," calcext:value-type="string">
            <text:p>term_cod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 term_code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United States</text:p>
          </table:table-cell>
          <table:table-cell table:formula="of:=MID([.A93]; SEARCH(&quot; &quot;;[.A93])+1; LEN([.A93]))" office:value-type="string" office:string-value="term_code_name" calcext:value-type="string">
            <text:p>term_code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3]));[.E93]&amp;&quot; = ndb.&quot;&amp;[.F93]&amp;&quot;()&quot;;&quot;&quot;)" office:value-type="string" office:string-value="term_code_name = ndb.StringProperty()" calcext:value-type="string">
            <text:p>term_code_name = ndb.StringProperty()</text:p>
          </table:table-cell>
          <table:table-cell table:formula="of:=IF(NOT(ISBLANK([.B93]));[.E93]&amp;&quot;=&quot;&amp;IF([.F93]=&quot;IntegerProperty&quot;;&quot;int(&quot;&amp;[.E93]&amp;&quot;)&quot;;[.E93])&amp;&quot;,&quot;;&quot;&quot;)" office:value-type="string" office:string-value="term_code_name=term_code_name," calcext:value-type="string">
            <text:p>term_code_name=term_code_name,</text:p>
          </table:table-cell>
          <table:table-cell office:value-type="float" office:value="91" calcext:value-type="float">
            <text:p>91</text:p>
          </table:table-cell>
          <table:table-cell table:style-name="ce5" table:formula="of:=IF(NOT(ISBLANK([.B93]));[.E93];&quot;_&quot;)&amp;&quot;,&quot;" office:value-type="string" office:string-value="term_code_name," calcext:value-type="string">
            <text:p>term_code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 term_country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United States</text:p>
          </table:table-cell>
          <table:table-cell table:formula="of:=MID([.A94]; SEARCH(&quot; &quot;;[.A94])+1; LEN([.A94]))" office:value-type="string" office:string-value="term_country" calcext:value-type="string">
            <text:p>term_countr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4]));[.E94]&amp;&quot; = ndb.&quot;&amp;[.F94]&amp;&quot;()&quot;;&quot;&quot;)" office:value-type="string" office:string-value="term_country = ndb.StringProperty()" calcext:value-type="string">
            <text:p>term_country = ndb.StringProperty()</text:p>
          </table:table-cell>
          <table:table-cell table:formula="of:=IF(NOT(ISBLANK([.B94]));[.E94]&amp;&quot;=&quot;&amp;IF([.F94]=&quot;IntegerProperty&quot;;&quot;int(&quot;&amp;[.E94]&amp;&quot;)&quot;;[.E94])&amp;&quot;,&quot;;&quot;&quot;)" office:value-type="string" office:string-value="term_country=term_country," calcext:value-type="string">
            <text:p>term_country=term_country,</text:p>
          </table:table-cell>
          <table:table-cell office:value-type="float" office:value="92" calcext:value-type="float">
            <text:p>92</text:p>
          </table:table-cell>
          <table:table-cell table:style-name="ce5" table:formula="of:=IF(NOT(ISBLANK([.B94]));[.E94];&quot;_&quot;)&amp;&quot;,&quot;" office:value-type="string" office:string-value="term_country," calcext:value-type="string">
            <text:p>term_country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3 ingress_rate_effective_date</text:p>
          </table:table-cell>
          <table:table-cell table:number-columns-repeated="2"/>
          <table:table-cell table:style-name="ce2" office:value-type="float" office:value="1453075200" calcext:value-type="float">
            <text:p>1453075200</text:p>
          </table:table-cell>
          <table:table-cell table:formula="of:=MID([.A95]; SEARCH(&quot; &quot;;[.A95])+1; LEN([.A95]))" office:value-type="string" office:string-value="ingress_rate_effective_date" calcext:value-type="string">
            <text:p>ingress_rate_effective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5]));[.E95]&amp;&quot; = ndb.&quot;&amp;[.F95]&amp;&quot;()&quot;;&quot;&quot;)">
            <text:p/>
          </table:table-cell>
          <table:table-cell table:formula="of:=IF(NOT(ISBLANK([.B95]));[.E95]&amp;&quot;=&quot;&amp;IF([.F95]=&quot;IntegerProperty&quot;;&quot;int(&quot;&amp;[.E95]&amp;&quot;)&quot;;[.E95])&amp;&quot;,&quot;;&quot;&quot;)">
            <text:p/>
          </table:table-cell>
          <table:table-cell office:value-type="float" office:value="93" calcext:value-type="float">
            <text:p>93</text:p>
          </table:table-cell>
          <table:table-cell table:style-name="ce5" table:formula="of:=IF(NOT(ISBLANK([.B95]));[.E9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4 egress_rate_effective_date</text:p>
          </table:table-cell>
          <table:table-cell table:number-columns-repeated="2"/>
          <table:table-cell table:style-name="ce2" office:value-type="float" office:value="1432080000" calcext:value-type="float">
            <text:p>1432080000</text:p>
          </table:table-cell>
          <table:table-cell table:formula="of:=MID([.A96]; SEARCH(&quot; &quot;;[.A96])+1; LEN([.A96]))" office:value-type="string" office:string-value="egress_rate_effective_date" calcext:value-type="string">
            <text:p>egress_rate_effective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6]));[.E96]&amp;&quot; = ndb.&quot;&amp;[.F96]&amp;&quot;()&quot;;&quot;&quot;)">
            <text:p/>
          </table:table-cell>
          <table:table-cell table:formula="of:=IF(NOT(ISBLANK([.B96]));[.E96]&amp;&quot;=&quot;&amp;IF([.F96]=&quot;IntegerProperty&quot;;&quot;int(&quot;&amp;[.E96]&amp;&quot;)&quot;;[.E96])&amp;&quot;,&quot;;&quot;&quot;)">
            <text:p/>
          </table:table-cell>
          <table:table-cell office:value-type="float" office:value="94" calcext:value-type="float">
            <text:p>94</text:p>
          </table:table-cell>
          <table:table-cell table:style-name="ce5" table:formula="of:=IF(NOT(ISBLANK([.B96]));[.E9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5 egress_erro_string</text:p>
          </table:table-cell>
          <table:table-cell table:number-columns-repeated="2"/>
          <table:table-cell table:style-name="ce2" office:value-type="string" calcext:value-type="string">
            <text:p>3:9;14:22;16:22;3:22;6:22;8:19;9:22;11:22;13:22;12:22;17:22;20:22;23:19;22:19;24:22;25:22;29:19</text:p>
          </table:table-cell>
          <table:table-cell table:formula="of:=MID([.A97]; SEARCH(&quot; &quot;;[.A97])+1; LEN([.A97]))" office:value-type="string" office:string-value="egress_erro_string" calcext:value-type="string">
            <text:p>egress_erro_string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7]));[.E97]&amp;&quot; = ndb.&quot;&amp;[.F97]&amp;&quot;()&quot;;&quot;&quot;)">
            <text:p/>
          </table:table-cell>
          <table:table-cell table:formula="of:=IF(NOT(ISBLANK([.B97]));[.E97]&amp;&quot;=&quot;&amp;IF([.F97]=&quot;IntegerProperty&quot;;&quot;int(&quot;&amp;[.E97]&amp;&quot;)&quot;;[.E97])&amp;&quot;,&quot;;&quot;&quot;)">
            <text:p/>
          </table:table-cell>
          <table:table-cell office:value-type="float" office:value="95" calcext:value-type="float">
            <text:p>95</text:p>
          </table:table-cell>
          <table:table-cell table:style-name="ce5" table:formula="of:=IF(NOT(ISBLANK([.B97]));[.E9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6 order_id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98]; SEARCH(&quot; &quot;;[.A98])+1; LEN([.A98]))" office:value-type="string" office:string-value="order_id" calcext:value-type="string">
            <text:p>order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8]));[.E98]&amp;&quot; = ndb.&quot;&amp;[.F98]&amp;&quot;()&quot;;&quot;&quot;)">
            <text:p/>
          </table:table-cell>
          <table:table-cell table:formula="of:=IF(NOT(ISBLANK([.B98]));[.E98]&amp;&quot;=&quot;&amp;IF([.F98]=&quot;IntegerProperty&quot;;&quot;int(&quot;&amp;[.E98]&amp;&quot;)&quot;;[.E98])&amp;&quot;,&quot;;&quot;&quot;)">
            <text:p/>
          </table:table-cell>
          <table:table-cell office:value-type="float" office:value="96" calcext:value-type="float">
            <text:p>96</text:p>
          </table:table-cell>
          <table:table-cell table:style-name="ce5" table:formula="of:=IF(NOT(ISBLANK([.B98]));[.E9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7 order_typ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99]; SEARCH(&quot; &quot;;[.A99])+1; LEN([.A99]))" office:value-type="string" office:string-value="order_type" calcext:value-type="string">
            <text:p>orde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9]));[.E99]&amp;&quot; = ndb.&quot;&amp;[.F99]&amp;&quot;()&quot;;&quot;&quot;)">
            <text:p/>
          </table:table-cell>
          <table:table-cell table:formula="of:=IF(NOT(ISBLANK([.B99]));[.E99]&amp;&quot;=&quot;&amp;IF([.F99]=&quot;IntegerProperty&quot;;&quot;int(&quot;&amp;[.E99]&amp;&quot;)&quot;;[.E99])&amp;&quot;,&quot;;&quot;&quot;)">
            <text:p/>
          </table:table-cell>
          <table:table-cell office:value-type="float" office:value="97" calcext:value-type="float">
            <text:p>97</text:p>
          </table:table-cell>
          <table:table-cell table:style-name="ce5" table:formula="of:=IF(NOT(ISBLANK([.B99]));[.E9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8 lnp_dipping_cos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00]; SEARCH(&quot; &quot;;[.A100])+1; LEN([.A100]))" office:value-type="string" office:string-value="lnp_dipping_cost" calcext:value-type="string">
            <text:p>lnp_dipping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0]));[.E100]&amp;&quot; = ndb.&quot;&amp;[.F100]&amp;&quot;()&quot;;&quot;&quot;)">
            <text:p/>
          </table:table-cell>
          <table:table-cell table:formula="of:=IF(NOT(ISBLANK([.B100]));[.E100]&amp;&quot;=&quot;&amp;IF([.F100]=&quot;IntegerProperty&quot;;&quot;int(&quot;&amp;[.E100]&amp;&quot;)&quot;;[.E100])&amp;&quot;,&quot;;&quot;&quot;)">
            <text:p/>
          </table:table-cell>
          <table:table-cell office:value-type="float" office:value="98" calcext:value-type="float">
            <text:p>98</text:p>
          </table:table-cell>
          <table:table-cell table:style-name="ce5" table:formula="of:=IF(NOT(ISBLANK([.B100]));[.E10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 is_final_call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01]; SEARCH(&quot; &quot;;[.A101])+1; LEN([.A101]))" office:value-type="string" office:string-value="is_final_call" calcext:value-type="string">
            <text:p>is_final_call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1]));[.E101]&amp;&quot; = ndb.&quot;&amp;[.F101]&amp;&quot;()&quot;;&quot;&quot;)">
            <text:p/>
          </table:table-cell>
          <table:table-cell table:formula="of:=IF(NOT(ISBLANK([.B101]));[.E101]&amp;&quot;=&quot;&amp;IF([.F101]=&quot;IntegerProperty&quot;;&quot;int(&quot;&amp;[.E101]&amp;&quot;)&quot;;[.E101])&amp;&quot;,&quot;;&quot;&quot;)">
            <text:p/>
          </table:table-cell>
          <table:table-cell office:value-type="float" office:value="99" calcext:value-type="float">
            <text:p>99</text:p>
          </table:table-cell>
          <table:table-cell table:style-name="ce5" table:formula="of:=IF(NOT(ISBLANK([.B101]));[.E10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 egress_code_asr</text:p>
          </table:table-cell>
          <table:table-cell table:number-columns-repeated="2"/>
          <table:table-cell table:style-name="ce2" office:value-type="float" office:value="0.15" calcext:value-type="float">
            <text:p>0.15</text:p>
          </table:table-cell>
          <table:table-cell table:formula="of:=MID([.A102]; SEARCH(&quot; &quot;;[.A102])+1; LEN([.A102]))" office:value-type="string" office:string-value="egress_code_asr" calcext:value-type="string">
            <text:p>egress_code_asr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02]));[.E102]&amp;&quot; = ndb.&quot;&amp;[.F102]&amp;&quot;()&quot;;&quot;&quot;)">
            <text:p/>
          </table:table-cell>
          <table:table-cell table:formula="of:=IF(NOT(ISBLANK([.B102]));[.E102]&amp;&quot;=&quot;&amp;IF([.F102]=&quot;IntegerProperty&quot;;&quot;int(&quot;&amp;[.E102]&amp;&quot;)&quot;;[.E102])&amp;&quot;,&quot;;&quot;&quot;)">
            <text:p/>
          </table:table-cell>
          <table:table-cell office:value-type="float" office:value="100" calcext:value-type="float">
            <text:p>100</text:p>
          </table:table-cell>
          <table:table-cell table:style-name="ce5" table:formula="of:=IF(NOT(ISBLANK([.B102]));[.E10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1 egress_code_acd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03]; SEARCH(&quot; &quot;;[.A103])+1; LEN([.A103]))" office:value-type="string" office:string-value="egress_code_acd" calcext:value-type="string">
            <text:p>egress_code_ac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3]));[.E103]&amp;&quot; = ndb.&quot;&amp;[.F103]&amp;&quot;()&quot;;&quot;&quot;)">
            <text:p/>
          </table:table-cell>
          <table:table-cell table:formula="of:=IF(NOT(ISBLANK([.B103]));[.E103]&amp;&quot;=&quot;&amp;IF([.F103]=&quot;IntegerProperty&quot;;&quot;int(&quot;&amp;[.E103]&amp;&quot;)&quot;;[.E103])&amp;&quot;,&quot;;&quot;&quot;)">
            <text:p/>
          </table:table-cell>
          <table:table-cell office:value-type="float" office:value="101" calcext:value-type="float">
            <text:p>101</text:p>
          </table:table-cell>
          <table:table-cell table:style-name="ce5" table:formula="of:=IF(NOT(ISBLANK([.B103]));[.E10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2 static_route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04]; SEARCH(&quot; &quot;;[.A104])+1; LEN([.A104]))" office:value-type="string" office:string-value="static_route" calcext:value-type="string">
            <text:p>static_rout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4]));[.E104]&amp;&quot; = ndb.&quot;&amp;[.F104]&amp;&quot;()&quot;;&quot;&quot;)">
            <text:p/>
          </table:table-cell>
          <table:table-cell table:formula="of:=IF(NOT(ISBLANK([.B104]));[.E104]&amp;&quot;=&quot;&amp;IF([.F104]=&quot;IntegerProperty&quot;;&quot;int(&quot;&amp;[.E104]&amp;&quot;)&quot;;[.E104])&amp;&quot;,&quot;;&quot;&quot;)">
            <text:p/>
          </table:table-cell>
          <table:table-cell office:value-type="float" office:value="102" calcext:value-type="float">
            <text:p>102</text:p>
          </table:table-cell>
          <table:table-cell table:style-name="ce5" table:formula="of:=IF(NOT(ISBLANK([.B104]));[.E104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3 dynamic_route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MID([.A105]; SEARCH(&quot; &quot;;[.A105])+1; LEN([.A105]))" office:value-type="string" office:string-value="dynamic_route" calcext:value-type="string">
            <text:p>dynamic_rou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5]));[.E105]&amp;&quot; = ndb.&quot;&amp;[.F105]&amp;&quot;()&quot;;&quot;&quot;)">
            <text:p/>
          </table:table-cell>
          <table:table-cell table:formula="of:=IF(NOT(ISBLANK([.B105]));[.E105]&amp;&quot;=&quot;&amp;IF([.F105]=&quot;IntegerProperty&quot;;&quot;int(&quot;&amp;[.E105]&amp;&quot;)&quot;;[.E105])&amp;&quot;,&quot;;&quot;&quot;)">
            <text:p/>
          </table:table-cell>
          <table:table-cell office:value-type="float" office:value="103" calcext:value-type="float">
            <text:p>103</text:p>
          </table:table-cell>
          <table:table-cell table:style-name="ce5" table:formula="of:=IF(NOT(ISBLANK([.B105]));[.E10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4 route_plan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MID([.A106]; SEARCH(&quot; &quot;;[.A106])+1; LEN([.A106]))" office:value-type="string" office:string-value="route_plan" calcext:value-type="string">
            <text:p>route_pla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6]));[.E106]&amp;&quot; = ndb.&quot;&amp;[.F106]&amp;&quot;()&quot;;&quot;&quot;)" office:value-type="string" office:string-value="route_plan = ndb.IntegerProperty()" calcext:value-type="string">
            <text:p>route_plan = ndb.IntegerProperty()</text:p>
          </table:table-cell>
          <table:table-cell table:formula="of:=IF(NOT(ISBLANK([.B106]));[.E106]&amp;&quot;=&quot;&amp;IF([.F106]=&quot;IntegerProperty&quot;;&quot;int(&quot;&amp;[.E106]&amp;&quot;)&quot;;[.E106])&amp;&quot;,&quot;;&quot;&quot;)" office:value-type="string" office:string-value="route_plan=int(route_plan)," calcext:value-type="string">
            <text:p>route_plan=int(route_plan),</text:p>
          </table:table-cell>
          <table:table-cell office:value-type="float" office:value="104" calcext:value-type="float">
            <text:p>104</text:p>
          </table:table-cell>
          <table:table-cell table:style-name="ce5" table:formula="of:=IF(NOT(ISBLANK([.B106]));[.E106];&quot;_&quot;)&amp;&quot;,&quot;" office:value-type="string" office:string-value="route_plan," calcext:value-type="string">
            <text:p>route_plan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5 route_prefix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07]; SEARCH(&quot; &quot;;[.A107])+1; LEN([.A107]))" office:value-type="string" office:string-value="route_prefix" calcext:value-type="string">
            <text:p>route_prefix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7]));[.E107]&amp;&quot; = ndb.&quot;&amp;[.F107]&amp;&quot;()&quot;;&quot;&quot;)">
            <text:p/>
          </table:table-cell>
          <table:table-cell table:formula="of:=IF(NOT(ISBLANK([.B107]));[.E107]&amp;&quot;=&quot;&amp;IF([.F107]=&quot;IntegerProperty&quot;;&quot;int(&quot;&amp;[.E107]&amp;&quot;)&quot;;[.E107])&amp;&quot;,&quot;;&quot;&quot;)">
            <text:p/>
          </table:table-cell>
          <table:table-cell office:value-type="float" office:value="105" calcext:value-type="float">
            <text:p>105</text:p>
          </table:table-cell>
          <table:table-cell table:style-name="ce5" table:formula="of:=IF(NOT(ISBLANK([.B107]));[.E10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6 orig_delay_secon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108]; SEARCH(&quot; &quot;;[.A108])+1; LEN([.A108]))" office:value-type="string" office:string-value="orig_delay_second" calcext:value-type="string">
            <text:p>orig_delay_secon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8]));[.E108]&amp;&quot; = ndb.&quot;&amp;[.F108]&amp;&quot;()&quot;;&quot;&quot;)" office:value-type="string" office:string-value="orig_delay_second = ndb.IntegerProperty()" calcext:value-type="string">
            <text:p>orig_delay_second = ndb.IntegerProperty()</text:p>
          </table:table-cell>
          <table:table-cell table:formula="of:=IF(NOT(ISBLANK([.B108]));[.E108]&amp;&quot;=&quot;&amp;IF([.F108]=&quot;IntegerProperty&quot;;&quot;int(&quot;&amp;[.E108]&amp;&quot;)&quot;;[.E108])&amp;&quot;,&quot;;&quot;&quot;)" office:value-type="string" office:string-value="orig_delay_second=int(orig_delay_second)," calcext:value-type="string">
            <text:p>orig_delay_second=int(orig_delay_second),</text:p>
          </table:table-cell>
          <table:table-cell office:value-type="float" office:value="106" calcext:value-type="float">
            <text:p>106</text:p>
          </table:table-cell>
          <table:table-cell table:style-name="ce5" table:formula="of:=IF(NOT(ISBLANK([.B108]));[.E108];&quot;_&quot;)&amp;&quot;,&quot;" office:value-type="string" office:string-value="orig_delay_second," calcext:value-type="string">
            <text:p>orig_delay_secon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7 term_delay_secon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109]; SEARCH(&quot; &quot;;[.A109])+1; LEN([.A109]))" office:value-type="string" office:string-value="term_delay_second" calcext:value-type="string">
            <text:p>term_delay_secon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9]));[.E109]&amp;&quot; = ndb.&quot;&amp;[.F109]&amp;&quot;()&quot;;&quot;&quot;)" office:value-type="string" office:string-value="term_delay_second = ndb.IntegerProperty()" calcext:value-type="string">
            <text:p>term_delay_second = ndb.IntegerProperty()</text:p>
          </table:table-cell>
          <table:table-cell table:formula="of:=IF(NOT(ISBLANK([.B109]));[.E109]&amp;&quot;=&quot;&amp;IF([.F109]=&quot;IntegerProperty&quot;;&quot;int(&quot;&amp;[.E109]&amp;&quot;)&quot;;[.E109])&amp;&quot;,&quot;;&quot;&quot;)" office:value-type="string" office:string-value="term_delay_second=int(term_delay_second)," calcext:value-type="string">
            <text:p>term_delay_second=int(term_delay_second),</text:p>
          </table:table-cell>
          <table:table-cell office:value-type="float" office:value="107" calcext:value-type="float">
            <text:p>107</text:p>
          </table:table-cell>
          <table:table-cell table:style-name="ce5" table:formula="of:=IF(NOT(ISBLANK([.B109]));[.E109];&quot;_&quot;)&amp;&quot;,&quot;" office:value-type="string" office:string-value="term_delay_second," calcext:value-type="string">
            <text:p>term_delay_secon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8 orig_call_duration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0]; SEARCH(&quot; &quot;;[.A110])+1; LEN([.A110]))" office:value-type="string" office:string-value="orig_call_duration" calcext:value-type="string">
            <text:p>orig_call_duratio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0]));[.E110]&amp;&quot; = ndb.&quot;&amp;[.F110]&amp;&quot;()&quot;;&quot;&quot;)">
            <text:p/>
          </table:table-cell>
          <table:table-cell table:formula="of:=IF(NOT(ISBLANK([.B110]));[.E110]&amp;&quot;=&quot;&amp;IF([.F110]=&quot;IntegerProperty&quot;;&quot;int(&quot;&amp;[.E110]&amp;&quot;)&quot;;[.E110])&amp;&quot;,&quot;;&quot;&quot;)">
            <text:p/>
          </table:table-cell>
          <table:table-cell office:value-type="float" office:value="108" calcext:value-type="float">
            <text:p>108</text:p>
          </table:table-cell>
          <table:table-cell table:style-name="ce5" table:formula="of:=IF(NOT(ISBLANK([.B110]));[.E11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9 trunk_typ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MID([.A111]; SEARCH(&quot; &quot;;[.A111])+1; LEN([.A111]))" office:value-type="string" office:string-value="trunk_type" calcext:value-type="string">
            <text:p>trunk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1]));[.E111]&amp;&quot; = ndb.&quot;&amp;[.F111]&amp;&quot;()&quot;;&quot;&quot;)">
            <text:p/>
          </table:table-cell>
          <table:table-cell table:formula="of:=IF(NOT(ISBLANK([.B111]));[.E111]&amp;&quot;=&quot;&amp;IF([.F111]=&quot;IntegerProperty&quot;;&quot;int(&quot;&amp;[.E111]&amp;&quot;)&quot;;[.E111])&amp;&quot;,&quot;;&quot;&quot;)">
            <text:p/>
          </table:table-cell>
          <table:table-cell office:value-type="float" office:value="109" calcext:value-type="float">
            <text:p>109</text:p>
          </table:table-cell>
          <table:table-cell table:style-name="ce5" table:formula="of:=IF(NOT(ISBLANK([.B111]));[.E11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0 origination_profile_port</text:p>
          </table:table-cell>
          <table:table-cell table:number-columns-repeated="2"/>
          <table:table-cell table:style-name="ce2" office:value-type="float" office:value="5060" calcext:value-type="float">
            <text:p>5060</text:p>
          </table:table-cell>
          <table:table-cell table:formula="of:=MID([.A112]; SEARCH(&quot; &quot;;[.A112])+1; LEN([.A112]))" office:value-type="string" office:string-value="origination_profile_port" calcext:value-type="string">
            <text:p>origination_profile_por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2]));[.E112]&amp;&quot; = ndb.&quot;&amp;[.F112]&amp;&quot;()&quot;;&quot;&quot;)">
            <text:p/>
          </table:table-cell>
          <table:table-cell table:formula="of:=IF(NOT(ISBLANK([.B112]));[.E112]&amp;&quot;=&quot;&amp;IF([.F112]=&quot;IntegerProperty&quot;;&quot;int(&quot;&amp;[.E112]&amp;&quot;)&quot;;[.E112])&amp;&quot;,&quot;;&quot;&quot;)">
            <text:p/>
          </table:table-cell>
          <table:table-cell office:value-type="float" office:value="110" calcext:value-type="float">
            <text:p>110</text:p>
          </table:table-cell>
          <table:table-cell table:style-name="ce5" table:formula="of:=IF(NOT(ISBLANK([.B112]));[.E11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1 termination_profile_port</text:p>
          </table:table-cell>
          <table:table-cell table:number-columns-repeated="2"/>
          <table:table-cell table:style-name="ce2" office:value-type="float" office:value="5060" calcext:value-type="float">
            <text:p>5060</text:p>
          </table:table-cell>
          <table:table-cell table:formula="of:=MID([.A113]; SEARCH(&quot; &quot;;[.A113])+1; LEN([.A113]))" office:value-type="string" office:string-value="termination_profile_port" calcext:value-type="string">
            <text:p>termination_profile_por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3]));[.E113]&amp;&quot; = ndb.&quot;&amp;[.F113]&amp;&quot;()&quot;;&quot;&quot;)">
            <text:p/>
          </table:table-cell>
          <table:table-cell table:formula="of:=IF(NOT(ISBLANK([.B113]));[.E113]&amp;&quot;=&quot;&amp;IF([.F113]=&quot;IntegerProperty&quot;;&quot;int(&quot;&amp;[.E113]&amp;&quot;)&quot;;[.E113])&amp;&quot;,&quot;;&quot;&quot;)">
            <text:p/>
          </table:table-cell>
          <table:table-cell office:value-type="float" office:value="111" calcext:value-type="float">
            <text:p>111</text:p>
          </table:table-cell>
          <table:table-cell table:style-name="ce5" table:formula="of:=IF(NOT(ISBLANK([.B113]));[.E11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2 o_trunk_type2</text:p>
          </table:table-cell>
          <table:table-cell office:value-type="string" calcext:value-type="string">
            <text:p>0 – term; 1 – orig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114]; SEARCH(&quot; &quot;;[.A114])+1; LEN([.A114]))" office:value-type="string" office:string-value="o_trunk_type2" calcext:value-type="string">
            <text:p>o_trunk_type2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4]));[.E114]&amp;&quot; = ndb.&quot;&amp;[.F114]&amp;&quot;()&quot;;&quot;&quot;)" office:value-type="string" office:string-value="o_trunk_type2 = ndb.IntegerProperty()" calcext:value-type="string">
            <text:p>o_trunk_type2 = ndb.IntegerProperty()</text:p>
          </table:table-cell>
          <table:table-cell table:formula="of:=IF(NOT(ISBLANK([.B114]));[.E114]&amp;&quot;=&quot;&amp;IF([.F114]=&quot;IntegerProperty&quot;;&quot;int(&quot;&amp;[.E114]&amp;&quot;)&quot;;[.E114])&amp;&quot;,&quot;;&quot;&quot;)" office:value-type="string" office:string-value="o_trunk_type2=int(o_trunk_type2)," calcext:value-type="string">
            <text:p>o_trunk_type2=int(o_trunk_type2),</text:p>
          </table:table-cell>
          <table:table-cell office:value-type="float" office:value="112" calcext:value-type="float">
            <text:p>112</text:p>
          </table:table-cell>
          <table:table-cell table:style-name="ce5" table:formula="of:=IF(NOT(ISBLANK([.B114]));[.E114];&quot;_&quot;)&amp;&quot;,&quot;" office:value-type="string" office:string-value="o_trunk_type2," calcext:value-type="string">
            <text:p>o_trunk_type2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3 o_billing_method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5]; SEARCH(&quot; &quot;;[.A115])+1; LEN([.A115]))" office:value-type="string" office:string-value="o_billing_method" calcext:value-type="string">
            <text:p>o_billing_meth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5]));[.E115]&amp;&quot; = ndb.&quot;&amp;[.F115]&amp;&quot;()&quot;;&quot;&quot;)">
            <text:p/>
          </table:table-cell>
          <table:table-cell table:formula="of:=IF(NOT(ISBLANK([.B115]));[.E115]&amp;&quot;=&quot;&amp;IF([.F115]=&quot;IntegerProperty&quot;;&quot;int(&quot;&amp;[.E115]&amp;&quot;)&quot;;[.E115])&amp;&quot;,&quot;;&quot;&quot;)">
            <text:p/>
          </table:table-cell>
          <table:table-cell office:value-type="float" office:value="113" calcext:value-type="float">
            <text:p>113</text:p>
          </table:table-cell>
          <table:table-cell table:style-name="ce5" table:formula="of:=IF(NOT(ISBLANK([.B115]));[.E11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4 t_trunk_type2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6]; SEARCH(&quot; &quot;;[.A116])+1; LEN([.A116]))" office:value-type="string" office:string-value="t_trunk_type2" calcext:value-type="string">
            <text:p>t_trunk_type2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6]));[.E116]&amp;&quot; = ndb.&quot;&amp;[.F116]&amp;&quot;()&quot;;&quot;&quot;)">
            <text:p/>
          </table:table-cell>
          <table:table-cell table:formula="of:=IF(NOT(ISBLANK([.B116]));[.E116]&amp;&quot;=&quot;&amp;IF([.F116]=&quot;IntegerProperty&quot;;&quot;int(&quot;&amp;[.E116]&amp;&quot;)&quot;;[.E116])&amp;&quot;,&quot;;&quot;&quot;)">
            <text:p/>
          </table:table-cell>
          <table:table-cell office:value-type="float" office:value="114" calcext:value-type="float">
            <text:p>114</text:p>
          </table:table-cell>
          <table:table-cell table:style-name="ce5" table:formula="of:=IF(NOT(ISBLANK([.B116]));[.E11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 t_billing_method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7]; SEARCH(&quot; &quot;;[.A117])+1; LEN([.A117]))" office:value-type="string" office:string-value="t_billing_method" calcext:value-type="string">
            <text:p>t_billing_meth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7]));[.E117]&amp;&quot; = ndb.&quot;&amp;[.F117]&amp;&quot;()&quot;;&quot;&quot;)">
            <text:p/>
          </table:table-cell>
          <table:table-cell table:formula="of:=IF(NOT(ISBLANK([.B117]));[.E117]&amp;&quot;=&quot;&amp;IF([.F117]=&quot;IntegerProperty&quot;;&quot;int(&quot;&amp;[.E117]&amp;&quot;)&quot;;[.E117])&amp;&quot;,&quot;;&quot;&quot;)">
            <text:p/>
          </table:table-cell>
          <table:table-cell office:value-type="float" office:value="115" calcext:value-type="float">
            <text:p>115</text:p>
          </table:table-cell>
          <table:table-cell table:style-name="ce5" table:formula="of:=IF(NOT(ISBLANK([.B117]));[.E11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6 campaign_id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18]; SEARCH(&quot; &quot;;[.A118])+1; LEN([.A118]))" office:value-type="string" office:string-value="campaign_id" calcext:value-type="string">
            <text:p>campaign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8]));[.E118]&amp;&quot; = ndb.&quot;&amp;[.F118]&amp;&quot;()&quot;;&quot;&quot;)">
            <text:p/>
          </table:table-cell>
          <table:table-cell table:formula="of:=IF(NOT(ISBLANK([.B118]));[.E118]&amp;&quot;=&quot;&amp;IF([.F118]=&quot;IntegerProperty&quot;;&quot;int(&quot;&amp;[.E118]&amp;&quot;)&quot;;[.E118])&amp;&quot;,&quot;;&quot;&quot;)">
            <text:p/>
          </table:table-cell>
          <table:table-cell office:value-type="float" office:value="116" calcext:value-type="float">
            <text:p>116</text:p>
          </table:table-cell>
          <table:table-cell table:style-name="ce5" table:formula="of:=IF(NOT(ISBLANK([.B118]));[.E11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7 ta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9]; SEARCH(&quot; &quot;;[.A119])+1; LEN([.A119]))" office:value-type="string" office:string-value="tax" calcext:value-type="string">
            <text:p>tax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9]));[.E119]&amp;&quot; = ndb.&quot;&amp;[.F119]&amp;&quot;()&quot;;&quot;&quot;)">
            <text:p/>
          </table:table-cell>
          <table:table-cell table:formula="of:=IF(NOT(ISBLANK([.B119]));[.E119]&amp;&quot;=&quot;&amp;IF([.F119]=&quot;IntegerProperty&quot;;&quot;int(&quot;&amp;[.E119]&amp;&quot;)&quot;;[.E119])&amp;&quot;,&quot;;&quot;&quot;)">
            <text:p/>
          </table:table-cell>
          <table:table-cell office:value-type="float" office:value="117" calcext:value-type="float">
            <text:p>117</text:p>
          </table:table-cell>
          <table:table-cell table:style-name="ce5" table:formula="of:=IF(NOT(ISBLANK([.B119]));[.E11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8 agent_id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20]; SEARCH(&quot; &quot;;[.A120])+1; LEN([.A120]))" office:value-type="string" office:string-value="agent_id" calcext:value-type="string">
            <text:p>ag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0]));[.E120]&amp;&quot; = ndb.&quot;&amp;[.F120]&amp;&quot;()&quot;;&quot;&quot;)">
            <text:p/>
          </table:table-cell>
          <table:table-cell table:formula="of:=IF(NOT(ISBLANK([.B120]));[.E120]&amp;&quot;=&quot;&amp;IF([.F120]=&quot;IntegerProperty&quot;;&quot;int(&quot;&amp;[.E120]&amp;&quot;)&quot;;[.E120])&amp;&quot;,&quot;;&quot;&quot;)">
            <text:p/>
          </table:table-cell>
          <table:table-cell office:value-type="float" office:value="118" calcext:value-type="float">
            <text:p>118</text:p>
          </table:table-cell>
          <table:table-cell table:style-name="ce5" table:formula="of:=IF(NOT(ISBLANK([.B120]));[.E12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9 agent_rat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21]; SEARCH(&quot; &quot;;[.A121])+1; LEN([.A121]))" office:value-type="string" office:string-value="agent_rate" calcext:value-type="string">
            <text:p>agent_r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1]));[.E121]&amp;&quot; = ndb.&quot;&amp;[.F121]&amp;&quot;()&quot;;&quot;&quot;)">
            <text:p/>
          </table:table-cell>
          <table:table-cell table:formula="of:=IF(NOT(ISBLANK([.B121]));[.E121]&amp;&quot;=&quot;&amp;IF([.F121]=&quot;IntegerProperty&quot;;&quot;int(&quot;&amp;[.E121]&amp;&quot;)&quot;;[.E121])&amp;&quot;,&quot;;&quot;&quot;)">
            <text:p/>
          </table:table-cell>
          <table:table-cell office:value-type="float" office:value="119" calcext:value-type="float">
            <text:p>119</text:p>
          </table:table-cell>
          <table:table-cell table:style-name="ce5" table:formula="of:=IF(NOT(ISBLANK([.B121]));[.E12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0 agent_cos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22]; SEARCH(&quot; &quot;;[.A122])+1; LEN([.A122]))" office:value-type="string" office:string-value="agent_cost" calcext:value-type="string">
            <text:p>agent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2]));[.E122]&amp;&quot; = ndb.&quot;&amp;[.F122]&amp;&quot;()&quot;;&quot;&quot;)">
            <text:p/>
          </table:table-cell>
          <table:table-cell table:formula="of:=IF(NOT(ISBLANK([.B122]));[.E122]&amp;&quot;=&quot;&amp;IF([.F122]=&quot;IntegerProperty&quot;;&quot;int(&quot;&amp;[.E122]&amp;&quot;)&quot;;[.E122])&amp;&quot;,&quot;;&quot;&quot;)">
            <text:p/>
          </table:table-cell>
          <table:table-cell office:value-type="float" office:value="120" calcext:value-type="float">
            <text:p>120</text:p>
          </table:table-cell>
          <table:table-cell table:style-name="ce5" table:formula="of:=IF(NOT(ISBLANK([.B122]));[.E12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1 orig_jur_typ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23]; SEARCH(&quot; &quot;;[.A123])+1; LEN([.A123]))" office:value-type="string" office:string-value="orig_jur_type" calcext:value-type="string">
            <text:p>orig_ju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3]));[.E123]&amp;&quot; = ndb.&quot;&amp;[.F123]&amp;&quot;()&quot;;&quot;&quot;)">
            <text:p/>
          </table:table-cell>
          <table:table-cell table:formula="of:=IF(NOT(ISBLANK([.B123]));[.E123]&amp;&quot;=&quot;&amp;IF([.F123]=&quot;IntegerProperty&quot;;&quot;int(&quot;&amp;[.E123]&amp;&quot;)&quot;;[.E123])&amp;&quot;,&quot;;&quot;&quot;)">
            <text:p/>
          </table:table-cell>
          <table:table-cell office:value-type="float" office:value="121" calcext:value-type="float">
            <text:p>121</text:p>
          </table:table-cell>
          <table:table-cell table:style-name="ce5" table:formula="of:=IF(NOT(ISBLANK([.B123]));[.E12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2 term_jur_type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MID([.A124]; SEARCH(&quot; &quot;;[.A124])+1; LEN([.A124]))" office:value-type="string" office:string-value="term_jur_type" calcext:value-type="string">
            <text:p>term_ju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4]));[.E124]&amp;&quot; = ndb.&quot;&amp;[.F124]&amp;&quot;()&quot;;&quot;&quot;)">
            <text:p/>
          </table:table-cell>
          <table:table-cell table:formula="of:=IF(NOT(ISBLANK([.B124]));[.E124]&amp;&quot;=&quot;&amp;IF([.F124]=&quot;IntegerProperty&quot;;&quot;int(&quot;&amp;[.E124]&amp;&quot;)&quot;;[.E124])&amp;&quot;,&quot;;&quot;&quot;)">
            <text:p/>
          </table:table-cell>
          <table:table-cell office:value-type="float" office:value="122" calcext:value-type="float">
            <text:p>122</text:p>
          </table:table-cell>
          <table:table-cell table:style-name="ce5" table:formula="of:=IF(NOT(ISBLANK([.B124]));[.E124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3 ring_epoch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25]; SEARCH(&quot; &quot;;[.A125])+1; LEN([.A125]))" office:value-type="string" office:string-value="ring_epoch" calcext:value-type="string">
            <text:p>ring_epoch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5]));[.E125]&amp;&quot; = ndb.&quot;&amp;[.F125]&amp;&quot;()&quot;;&quot;&quot;)">
            <text:p/>
          </table:table-cell>
          <table:table-cell table:formula="of:=IF(NOT(ISBLANK([.B125]));[.E125]&amp;&quot;=&quot;&amp;IF([.F125]=&quot;IntegerProperty&quot;;&quot;int(&quot;&amp;[.E125]&amp;&quot;)&quot;;[.E125])&amp;&quot;,&quot;;&quot;&quot;)">
            <text:p/>
          </table:table-cell>
          <table:table-cell office:value-type="float" office:value="123" calcext:value-type="float">
            <text:p>123</text:p>
          </table:table-cell>
          <table:table-cell table:style-name="ce5" table:formula="of:=IF(NOT(ISBLANK([.B125]));[.E12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4 end_epoch</text:p>
          </table:table-cell>
          <table:table-cell table:number-columns-repeated="2"/>
          <table:table-cell table:style-name="ce2" office:value-type="float" office:value="1.45471314053488E+015" calcext:value-type="float">
            <text:p>1.45471314053488E+015</text:p>
          </table:table-cell>
          <table:table-cell table:formula="of:=MID([.A126]; SEARCH(&quot; &quot;;[.A126])+1; LEN([.A126]))" office:value-type="string" office:string-value="end_epoch" calcext:value-type="string">
            <text:p>end_epoch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6]));[.E126]&amp;&quot; = ndb.&quot;&amp;[.F126]&amp;&quot;()&quot;;&quot;&quot;)">
            <text:p/>
          </table:table-cell>
          <table:table-cell table:formula="of:=IF(NOT(ISBLANK([.B126]));[.E126]&amp;&quot;=&quot;&amp;IF([.F126]=&quot;IntegerProperty&quot;;&quot;int(&quot;&amp;[.E126]&amp;&quot;)&quot;;[.E126])&amp;&quot;,&quot;;&quot;&quot;)">
            <text:p/>
          </table:table-cell>
          <table:table-cell office:value-type="float" office:value="124" calcext:value-type="float">
            <text:p>124</text:p>
          </table:table-cell>
          <table:table-cell table:style-name="ce5" table:formula="of:=IF(NOT(ISBLANK([.B126]));[.E12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5 paid_user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27]; SEARCH(&quot; &quot;;[.A127])+1; LEN([.A127]))" office:value-type="string" office:string-value="paid_user" calcext:value-type="string">
            <text:p>paid_user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7]));[.E127]&amp;&quot; = ndb.&quot;&amp;[.F127]&amp;&quot;()&quot;;&quot;&quot;)">
            <text:p/>
          </table:table-cell>
          <table:table-cell table:formula="of:=IF(NOT(ISBLANK([.B127]));[.E127]&amp;&quot;=&quot;&amp;IF([.F127]=&quot;IntegerProperty&quot;;&quot;int(&quot;&amp;[.E127]&amp;&quot;)&quot;;[.E127])&amp;&quot;,&quot;;&quot;&quot;)">
            <text:p/>
          </table:table-cell>
          <table:table-cell office:value-type="float" office:value="125" calcext:value-type="float">
            <text:p>125</text:p>
          </table:table-cell>
          <table:table-cell table:style-name="ce5" table:formula="of:=IF(NOT(ISBLANK([.B127]));[.E12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6 rpid_user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28]; SEARCH(&quot; &quot;;[.A128])+1; LEN([.A128]))" office:value-type="string" office:string-value="rpid_user" calcext:value-type="string">
            <text:p>rpid_user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8]));[.E128]&amp;&quot; = ndb.&quot;&amp;[.F128]&amp;&quot;()&quot;;&quot;&quot;)">
            <text:p/>
          </table:table-cell>
          <table:table-cell table:formula="of:=IF(NOT(ISBLANK([.B128]));[.E128]&amp;&quot;=&quot;&amp;IF([.F128]=&quot;IntegerProperty&quot;;&quot;int(&quot;&amp;[.E128]&amp;&quot;)&quot;;[.E128])&amp;&quot;,&quot;;&quot;&quot;)">
            <text:p/>
          </table:table-cell>
          <table:table-cell office:value-type="float" office:value="126" calcext:value-type="float">
            <text:p>126</text:p>
          </table:table-cell>
          <table:table-cell table:style-name="ce5" table:formula="of:=IF(NOT(ISBLANK([.B128]));[.E12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7 timeout_typ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29]; SEARCH(&quot; &quot;;[.A129])+1; LEN([.A129]))" office:value-type="string" office:string-value="timeout_type" calcext:value-type="string">
            <text:p>timeout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9]));[.E129]&amp;&quot; = ndb.&quot;&amp;[.F129]&amp;&quot;()&quot;;&quot;&quot;)">
            <text:p/>
          </table:table-cell>
          <table:table-cell table:formula="of:=IF(NOT(ISBLANK([.B129]));[.E129]&amp;&quot;=&quot;&amp;IF([.F129]=&quot;IntegerProperty&quot;;&quot;int(&quot;&amp;[.E129]&amp;&quot;)&quot;;[.E129])&amp;&quot;,&quot;;&quot;&quot;)">
            <text:p/>
          </table:table-cell>
          <table:table-cell office:value-type="float" office:value="127" calcext:value-type="float">
            <text:p>127</text:p>
          </table:table-cell>
          <table:table-cell table:style-name="ce5" table:formula="of:=IF(NOT(ISBLANK([.B129]));[.E12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87" calcext:value-type="float">
            <text:p>487</text:p>
          </table:table-cell>
          <table:table-cell/>
          <table:table-cell table:style-name="ce3" office:value-type="string" calcext:value-type="string">
            <text:p>IntegerProperty</text:p>
          </table:table-cell>
          <table:table-cell table:formula="of:==IF(NOT(ISBLANK([.B130]));[.E130]&amp;&quot; = ndb.&quot;&amp;[.F130]&amp;&quot;()&quot;;&quot;&quot;)">
            <text:p/>
          </table:table-cell>
          <table:table-cell table:formula="of:=IF(NOT(ISBLANK([.B130]));[.E130]&amp;&quot;=&quot;&amp;IF([.F130]=&quot;IntegerProperty&quot;;&quot;int(&quot;&amp;[.E130]&amp;&quot;)&quot;;[.E130])&amp;&quot;,&quot;;&quot;&quot;)">
            <text:p/>
          </table:table-cell>
          <table:table-cell office:value-type="float" office:value="128" calcext:value-type="float">
            <text:p>128</text:p>
          </table:table-cell>
          <table:table-cell table:style-name="ce5" table:formula="of:=IF(NOT(ISBLANK([.B130]));[.E13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ORIGINATOR_CANCEL</text:p>
          </table:table-cell>
          <table:table-cell/>
          <table:table-cell table:style-name="ce3" office:value-type="string" calcext:value-type="string">
            <text:p>StringProperty</text:p>
          </table:table-cell>
          <table:table-cell table:formula="of:==IF(NOT(ISBLANK([.B131]));[.E131]&amp;&quot; = ndb.&quot;&amp;[.F131]&amp;&quot;()&quot;;&quot;&quot;)">
            <text:p/>
          </table:table-cell>
          <table:table-cell table:formula="of:=IF(NOT(ISBLANK([.B131]));[.E131]&amp;&quot;=&quot;&amp;IF([.F131]=&quot;IntegerProperty&quot;;&quot;int(&quot;&amp;[.E131]&amp;&quot;)&quot;;[.E131])&amp;&quot;,&quot;;&quot;&quot;)">
            <text:p/>
          </table:table-cell>
          <table:table-cell office:value-type="float" office:value="129" calcext:value-type="float">
            <text:p>129</text:p>
          </table:table-cell>
          <table:table-cell table:style-name="ce5" table:formula="of:=IF(NOT(ISBLANK([.B131]));[.E13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IF(NOT(ISBLANK([.B132]));[.E132]&amp;&quot;=&quot;&amp;IF([.F132]=&quot;IntegerProperty&quot;;&quot;int(&quot;&amp;[.E132]&amp;&quot;)&quot;;[.E132])&amp;&quot;,&quot;;&quot;&quot;)">
            <text:p/>
          </table:table-cell>
          <table:table-cell office:value-type="float" office:value="130" calcext:value-type="float">
            <text:p>130</text:p>
          </table:table-cell>
          <table:table-cell table:style-name="ce5" table:formula="of:=IF(NOT(ISBLANK([.B132]));[.E13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<text:s/>id <text:s text:c="47"/>| bigint <text:s text:c="18"/>| default nextval('client_cdr_new_id_seq'::regclas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ord_sequence_number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ersion_number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ord_type <text:s text:c="38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nection_type <text:s text:c="3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ession_id <text:s text:c="3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cause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rt_time_of_date <text:s text:c="31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swer_time_of_date <text:s text:c="3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tod <text:s text:c="38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minutes_west_of_greenwich_mean_time <text:s text:c="14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cause_from_protocol_stack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nary_value_of_release_cause_from_protocol_stack 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irst_release_dialogue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id_origination <text:s text:c="2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oip_protocol_origination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source_number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source_host_name <text:s text:c="2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destination_number <text:s text:c="1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destination_host_name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call_id <text:s text:c="30"/>| character varying(3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remote_payload_ip_address <text:s text:c="1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remote_payload_udp_address <text:s text:c="1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local_payload_ip_address <text:s text:c="13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local_payload_udp_address <text:s text:c="1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codec_list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s <text:s text:c="2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egress_pack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oct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egress_octets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_loss <text:s text:c="1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delay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_jitter <text:s text:c="1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id_termination <text:s text:c="2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oip_protocol_termination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source_number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source_host_name <text:s text:c="2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destination_number <text:s text:c="1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destination_host_name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call_id <text:s text:c="3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remote_payload_ip_address <text:s text:c="1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remote_payload_udp_address <text:s text:c="1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local_payload_ip_address <text:s text:c="13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local_payload_udp_address <text:s text:c="1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codec_list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s <text:s text:c="2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egress_pack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oct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egress_octets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_loss <text:s text:c="1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delay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_jitter <text:s text:c="1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inal_route_indication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ing_digits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_duration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dd <text:s text:c="4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ing_time <text:s text:c="4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duration_in_ms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f_id <text:s text:c="4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_type <text:s text:c="40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id <text:s text:c="3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i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rate_table_id <text:s text:c="2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urrency_id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rate <text:s text:c="30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urrency <text:s text:c="2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bill_time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bill_result <text:s text:c="2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ost <text:s text:c="30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ime <text:s text:c="45"/>| timestamp with time zone | default ('now'::text)::timestamp(0) with time z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id <text:s text:c="40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table_id <text:s text:c="2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 <text:s text:c="38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st <text:s text:c="38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time <text:s text:c="3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id <text:s text:c="3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currency_id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currency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six_seconds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minutes <text:s text:c="30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result <text:s text:c="31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bill_minutes <text:s text:c="29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dnis_type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type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rn_dnis <text:s text:c="4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dnis_type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type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anslation_ani <text:s text:c="3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i_code_id <text:s text:c="3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nis_code_id <text:s text:c="37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tem_id <text:s text:c="4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id <text:s text:c="3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id <text:s text:c="3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rate_time <text:s text:c="38"/>| timestamp with time zone 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de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de_name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untry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de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de_name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untry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effective_date <text:s text:c="22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effective_date <text:s text:c="23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erro_string <text:s text:c="31"/>| text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e_plan <text:s text:c="3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ynamic_rout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ic_route <text:s text:c="37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tract_id <text:s text:c="38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der_id <text:s text:c="4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der_type <text:s text:c="3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rn_number_vendor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np_dipping_cost <text:s text:c="33"/>| numeric(10,8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_final_call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de_asr <text:s text:c="34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de_acd <text:s text:c="34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e_prefix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_manual_kill <text:s text:c="35"/>| boolean <text:s text:c="17"/>| default fa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all_duration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delay_secon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delay_secon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type <text:s text:c="39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profile_port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profile_port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_trunk_type2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_billing_method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_trunk_type2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_billing_method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mpaign_id <text:s text:c="3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ax <text:s text:c="4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id <text:s text:c="4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rate <text:s text:c="39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cost <text:s text:c="39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jur_typ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jur_typ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ing_epoch <text:s text:c="39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nd_epoch <text:s text:c="4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r_id <text:s text:c="4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id_user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pid_user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imeout_type <text:s text:c="37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gg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lass4_trig_client_cdr_insert BEFORE INSERT ON client_cdr FOR EACH ROW EXECUTE PROCEDURE class4_trigfun_cdr_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hild tables: 183 (Use \d+ to list them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ss4_iplink=# <text:s text:c="4"/></text:p>
          </table:table-cell>
          <table:table-cell table:number-columns-repeated="1023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N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NZ">
      <loext:text> </loext:text>
      <loext:fill-character> </loext:fill-character>
      <number:text>- </number:text>
    </number:number-style>
    <number:text-style style:name="N10122" number:language="en" number:country="NZ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NZ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NZ">
      <number:text> </number:text>
      <number:currency-symbol/>
      <loext:fill-character> </loext:fill-character>
      <number:text>- </number:text>
    </number:currency-style>
    <number:text-style style:name="N10123" number:language="en" number:country="N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N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N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N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NZ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NZ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i shan Kwong</meta:initial-creator>
    <dc:creator>Radomirs Cirskis</dc:creator>
    <meta:creation-date>2014-10-16T11:16:06</meta:creation-date>
    <dc:date>2016-02-11T04:10:06.833093242</dc:date>
    <meta:generator>LibreOffice/5.0.3.2$Linux_X86_64 LibreOffice_project/00m0$Build-2</meta:generator>
    <meta:editing-duration>P1DT7H6M10S</meta:editing-duration>
    <meta:editing-cycles>5</meta:editing-cycles>
    <meta:document-statistic meta:table-count="2" meta:cell-count="1238" meta:object-count="0"/>
    <meta:user-defined meta:name="AppVersion">14.0300</meta:user-defined>
    <meta:user-defined meta:name="Company">xx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